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Droid Sans Fallback" style:font-name-complex="FreeSans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Vocabulary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Data copied from the SP0256-AL2 datashee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HONEM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UMBE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ero</text:p>
          </table:table-cell>
          <table:table-cell office:value-type="string" calcext:value-type="string">
            <text:p>ZZ YR 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WW SX AX N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TT2 UW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e</text:p>
          </table:table-cell>
          <table:table-cell office:value-type="string" calcext:value-type="string">
            <text:p>TH RR1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FF FF 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ve</text:p>
          </table:table-cell>
          <table:table-cell office:value-type="string" calcext:value-type="string">
            <text:p>FF FF AY V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SS SS IH IH PA3 KK2 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ven</text:p>
          </table:table-cell>
          <table:table-cell office:value-type="string" calcext:value-type="string">
            <text:p>SS SS EH EH VV IH N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ht</text:p>
          </table:table-cell>
          <table:table-cell office:value-type="string" calcext:value-type="string">
            <text:p>EY PA3 T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ne</text:p>
          </table:table-cell>
          <table:table-cell office:value-type="string" calcext:value-type="string">
            <text:p>NN1 A A A Y N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TT2 EH EH N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en</text:p>
          </table:table-cell>
          <table:table-cell office:value-type="string" calcext:value-type="string">
            <text:p>IH LL EH EH VV IH N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elve</text:p>
          </table:table-cell>
          <table:table-cell office:value-type="string" calcext:value-type="string">
            <text:p>TT2 WH EH EH LL V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rteen</text:p>
          </table:table-cell>
          <table:table-cell office:value-type="string" calcext:value-type="string">
            <text:p>TH ER1 PA2 PA3 TT2 IY N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teen</text:p>
          </table:table-cell>
          <table:table-cell office:value-type="string" calcext:value-type="string">
            <text:p>FF OR PA2 PA3 TT2 IY N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fteen</text:p>
          </table:table-cell>
          <table:table-cell office:value-type="string" calcext:value-type="string">
            <text:p>FF IH FF PA2 PA3 TT2 IY N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xteen</text:p>
          </table:table-cell>
          <table:table-cell office:value-type="string" calcext:value-type="string">
            <text:p>SS SS IH PA3 KK2 SS PA2 PA3 TT2 IY N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venteen</text:p>
          </table:table-cell>
          <table:table-cell office:value-type="string" calcext:value-type="string">
            <text:p>SS SS EH VV TH NN1 PA2 PA3 TT2 IY N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hteen</text:p>
          </table:table-cell>
          <table:table-cell office:value-type="string" calcext:value-type="string">
            <text:p>EY PA2 PA3 TT2 IY N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neteen</text:p>
          </table:table-cell>
          <table:table-cell office:value-type="string" calcext:value-type="string">
            <text:p>NN1 AY NN1 PA2 PA3 TT2 IY N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enty</text:p>
          </table:table-cell>
          <table:table-cell office:value-type="string" calcext:value-type="string">
            <text:p>TT2 WH EH EH NN1 PA2 PA3 TT2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rty</text:p>
          </table:table-cell>
          <table:table-cell office:value-type="string" calcext:value-type="string">
            <text:p>TH ER2 PA2 PA3 TT2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ty</text:p>
          </table:table-cell>
          <table:table-cell office:value-type="string" calcext:value-type="string">
            <text:p>FF OR PA3 TT2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fty</text:p>
          </table:table-cell>
          <table:table-cell office:value-type="string" calcext:value-type="string">
            <text:p>FF FF IH FF FF PA2 PA3 TT2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xty</text:p>
          </table:table-cell>
          <table:table-cell office:value-type="string" calcext:value-type="string">
            <text:p>SS SS IH PA3 KK2 SS PA2 PA3 TT2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venty</text:p>
          </table:table-cell>
          <table:table-cell office:value-type="string" calcext:value-type="string">
            <text:p>SS SS EH VV IH NN1 PA2 PA3 TT2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hty</text:p>
          </table:table-cell>
          <table:table-cell office:value-type="string" calcext:value-type="string">
            <text:p>EY PA3 TT2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nety</text:p>
          </table:table-cell>
          <table:table-cell office:value-type="string" calcext:value-type="string">
            <text:p>NN1 AY NN1 PA3 TT2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dred</text:p>
          </table:table-cell>
          <table:table-cell table:style-name="ce4" office:value-type="string" calcext:value-type="string">
            <text:p>HH2 AX AX NN1 PA2 DD2 RR2 IH IH PA1 D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ousand</text:p>
          </table:table-cell>
          <table:table-cell office:value-type="string" calcext:value-type="string">
            <text:p>TH AA AW ZZ TH PA1 PA1 NN1 D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lion</text:p>
          </table:table-cell>
          <table:table-cell office:value-type="string" calcext:value-type="string">
            <text:p>MM IH IH LL YY1 AX NN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Y OF THE WEEK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SS SS AX AX NN1 PA2 DD2 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M M AX AX NN1 PA2 DD2 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TT2 UW2 ZZ PA2 DD2 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WW EH EH NN1 ZZ PA2 DD2 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TH ER2 ZZ PA2 DD2 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FF RR2 AY PA2 DD2 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SS SS AE PA3 TT2 PA2 DD2 E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ONTH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nuary</text:p>
          </table:table-cell>
          <table:table-cell office:value-type="string" calcext:value-type="string">
            <text:p>JH AE AE NN1 YY2 XR 1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bruary</text:p>
          </table:table-cell>
          <table:table-cell office:value-type="string" calcext:value-type="string">
            <text:p>FF EH EH PA1 BR RR2 UW2 XR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ch</text:p>
          </table:table-cell>
          <table:table-cell office:value-type="string" calcext:value-type="string">
            <text:p>MM AR PA3 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EY PA3 PP RR2 IH IH 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M 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e</text:p>
          </table:table-cell>
          <table:table-cell office:value-type="string" calcext:value-type="string">
            <text:p>JH UW2 N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ly</text:p>
          </table:table-cell>
          <table:table-cell office:value-type="string" calcext:value-type="string">
            <text:p>JH UW1 LL A 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gust</text:p>
          </table:table-cell>
          <table:table-cell office:value-type="string" calcext:value-type="string">
            <text:p>AO AO PA2 GG2 AX SS PA3 TT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string" calcext:value-type="string">
            <text:p>SS SS EH PA3 PP PA3 TT2 EH EH PA1 BB2 E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tober</text:p>
          </table:table-cell>
          <table:table-cell office:value-type="string" calcext:value-type="string">
            <text:p>AA PA2 KK2 PA3 TT2 OW PA1 BB2 E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vember</text:p>
          </table:table-cell>
          <table:table-cell office:value-type="string" calcext:value-type="string">
            <text:p>NN2 OW VV EH EH MM PA1 BB2 BB2 E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ember</text:p>
          </table:table-cell>
          <table:table-cell office:value-type="string" calcext:value-type="string">
            <text:p>DD2 IY SS SS EH EH MM PA1 BB2 ER1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LET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B2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S SS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D2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H EH FF 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H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Y PA2 PA3 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A 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H EH 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K1 EH 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EH EH 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H EH M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EH EH N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P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KK1 YY1 UW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H EH SS 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T2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YYL UW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V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D2 AX PA2 BB2 EL YY1 UW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EH EH PA3 KK2 SS 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W 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Z I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ICTIONA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arm</text:p>
          </table:table-cell>
          <table:table-cell office:value-type="string" calcext:value-type="string">
            <text:p>AX LL AR M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e</text:p>
          </table:table-cell>
          <table:table-cell office:value-type="string" calcext:value-type="string">
            <text:p>EY PA3 T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he</text:p>
          </table:table-cell>
          <table:table-cell office:value-type="string" calcext:value-type="string">
            <text:p>BB2 EY DH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her</text:p>
          </table:table-cell>
          <table:table-cell office:value-type="string" calcext:value-type="string">
            <text:p>BB2 EY DH2 E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hing</text:p>
          </table:table-cell>
          <table:table-cell office:value-type="string" calcext:value-type="string">
            <text:p>BB2 EY DH2 IH 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er</text:p>
          </table:table-cell>
          <table:table-cell office:value-type="string" calcext:value-type="string">
            <text:p>BB2 Y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BB1 RR2 EH EH PA1 D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BB2 AA 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endar</text:p>
          </table:table-cell>
          <table:table-cell office:value-type="string" calcext:value-type="string">
            <text:p>KK1 AE AE LL EH NN1 PA2 DD2 E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</text:p>
          </table:table-cell>
          <table:table-cell office:value-type="string" calcext:value-type="string">
            <text:p>CH EH EH PA3 KK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ed</text:p>
          </table:table-cell>
          <table:table-cell office:value-type="string" calcext:value-type="string">
            <text:p>CH EH EH PA3 KK2 PA2 T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er</text:p>
          </table:table-cell>
          <table:table-cell office:value-type="string" calcext:value-type="string">
            <text:p>CH EH EH PA3 KK1 E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ers</text:p>
          </table:table-cell>
          <table:table-cell office:value-type="string" calcext:value-type="string">
            <text:p>CH EH EH PA3 KK1 ER1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ing</text:p>
          </table:table-cell>
          <table:table-cell office:value-type="string" calcext:value-type="string">
            <text:p>CH EH EH PA3 KK1 IH 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s</text:p>
          </table:table-cell>
          <table:table-cell office:value-type="string" calcext:value-type="string">
            <text:p>CH EH EH PA3KK1 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ck</text:p>
          </table:table-cell>
          <table:table-cell office:value-type="string" calcext:value-type="string">
            <text:p>KK1 LL AA AA PA3 KK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KK1 LL AW N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gnitive</text:p>
          </table:table-cell>
          <table:table-cell office:value-type="string" calcext:value-type="string">
            <text:p>KK3 AA AA GG3 NN1 IH PA3 TT2 IH V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ide</text:p>
          </table:table-cell>
          <table:table-cell office:value-type="string" calcext:value-type="string">
            <text:p>KK3 AX LL AY D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KK1 AX MM PP YY1 UW1 TT2 E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kie</text:p>
          </table:table-cell>
          <table:table-cell office:value-type="string" calcext:value-type="string">
            <text:p>KK3 UH KK1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KK3 UW2 PA3 P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ect</text:p>
          </table:table-cell>
          <table:table-cell office:value-type="string" calcext:value-type="string">
            <text:p>KK1 ER2 EH EH PA2 KK2 PA2 TT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ected</text:p>
          </table:table-cell>
          <table:table-cell office:value-type="string" calcext:value-type="string">
            <text:p>KK1 ER2 EH EH PA2 KK2 PA2 TT2 IH PA2 D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ecting</text:p>
          </table:table-cell>
          <table:table-cell office:value-type="string" calcext:value-type="string">
            <text:p>KK1 ER2 EH EH PA2 KK2 PA2 TT2 IH 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ects</text:p>
          </table:table-cell>
          <table:table-cell office:value-type="string" calcext:value-type="string">
            <text:p>KK1 ER2 EH EH PA2 KK2 PA2 TT1 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wn</text:p>
          </table:table-cell>
          <table:table-cell office:value-type="string" calcext:value-type="string">
            <text:p>KK1 RR2 AW N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D2 EY PA3 T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ughter</text:p>
          </table:table-cell>
          <table:table-cell office:value-type="string" calcext:value-type="string">
            <text:p>DD2 AO TT2 E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DD2 EH 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ded</text:p>
          </table:table-cell>
          <table:table-cell office:value-type="string" calcext:value-type="string">
            <text:p>DD2 IH VV AY PA2 DD2 IH PA2 D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otional</text:p>
          </table:table-cell>
          <table:table-cell table:style-name="ce4" office:value-type="string" calcext:value-type="string">
            <text:p>IY MM OW SH AX NN1 AX 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gage</text:p>
          </table:table-cell>
          <table:table-cell office:value-type="string" calcext:value-type="string">
            <text:p>EH EH PA1 NN1 GG1 EY PA2 J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gagement</text:p>
          </table:table-cell>
          <table:table-cell office:value-type="string" calcext:value-type="string">
            <text:p>EH EH PA1 NN1 GG1 EY PA2 JH MM EH EH NN1 PA2 PA3 TT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gages</text:p>
          </table:table-cell>
          <table:table-cell office:value-type="string" calcext:value-type="string">
            <text:p>EH EH PA1 NN1 GG1 EY PA2 JH IH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gaging</text:p>
          </table:table-cell>
          <table:table-cell office:value-type="string" calcext:value-type="string">
            <text:p>EH EH PA1 NN1 GG1 EY PA2 JH IH 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rage</text:p>
          </table:table-cell>
          <table:table-cell office:value-type="string" calcext:value-type="string">
            <text:p>EH NN1 RR1 EY PA2 J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raged</text:p>
          </table:table-cell>
          <table:table-cell office:value-type="string" calcext:value-type="string">
            <text:p>EH NN1 RR1 EY PA2 JH PA2 D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rages</text:p>
          </table:table-cell>
          <table:table-cell office:value-type="string" calcext:value-type="string">
            <text:p>EH NN1 RR1 EY PA2 JH IH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raging</text:p>
          </table:table-cell>
          <table:table-cell office:value-type="string" calcext:value-type="string">
            <text:p>EH NN1 RR1 EY PA2 JH IH 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LY PA2 PA3 KK3 WH AX 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IY PA2 PA3 KK3 WH AX EL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H XR 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ape</text:p>
          </table:table-cell>
          <table:table-cell office:value-type="string" calcext:value-type="string">
            <text:p>EH SS SS PA3 KK1 PA2 PA3 P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aped</text:p>
          </table:table-cell>
          <table:table-cell office:value-type="string" calcext:value-type="string">
            <text:p>EH SS SS PA3 KK1 PA2 PA3 PP PA2 T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apes</text:p>
          </table:table-cell>
          <table:table-cell office:value-type="string" calcext:value-type="string">
            <text:p>EH SS SS PA3 KK1 PA2 PA3 PP 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aping</text:p>
          </table:table-cell>
          <table:table-cell office:value-type="string" calcext:value-type="string">
            <text:p>EH SS SS PA3 KK1 PA2 PA3 PP IH 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t</text:p>
          </table:table-cell>
          <table:table-cell office:value-type="string" calcext:value-type="string">
            <text:p>EH KK1 SS TT2 EH EH NN1 T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</text:p>
          </table:table-cell>
          <table:table-cell office:value-type="string" calcext:value-type="string">
            <text:p>FF ER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FF FF 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</text:p>
          </table:table-cell>
          <table:table-cell office:value-type="string" calcext:value-type="string">
            <text:p>FF FF 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ze</text:p>
          </table:table-cell>
          <table:table-cell office:value-type="string" calcext:value-type="string">
            <text:p>FF FF RR1 IY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zer</text:p>
          </table:table-cell>
          <table:table-cell office:value-type="string" calcext:value-type="string">
            <text:p>FF FF RR1 IY ZZ E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zers</text:p>
          </table:table-cell>
          <table:table-cell office:value-type="string" calcext:value-type="string">
            <text:p>FF FF RR1 IY ZZ ER1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zing</text:p>
          </table:table-cell>
          <table:table-cell office:value-type="string" calcext:value-type="string">
            <text:p>FF FF RR1 IY ZZ IH 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zen</text:p>
          </table:table-cell>
          <table:table-cell office:value-type="string" calcext:value-type="string">
            <text:p>FF FF RR1 OW ZZ EH N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ge</text:p>
          </table:table-cell>
          <table:table-cell office:value-type="string" calcext:value-type="string">
            <text:p>GG1 EY PA2 J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ged</text:p>
          </table:table-cell>
          <table:table-cell office:value-type="string" calcext:value-type="string">
            <text:p>GG1 EY PA2 JH PA2 D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ges</text:p>
          </table:table-cell>
          <table:table-cell office:value-type="string" calcext:value-type="string">
            <text:p>GG1 EY PA2 JH IH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ging</text:p>
          </table:table-cell>
          <table:table-cell office:value-type="string" calcext:value-type="string">
            <text:p>GG1 EY PA2 JH IH 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HH EH LL AX 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r</text:p>
          </table:table-cell>
          <table:table-cell office:value-type="string" calcext:value-type="string">
            <text:p>AW E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ive</text:p>
          </table:table-cell>
          <table:table-cell office:value-type="string" calcext:value-type="string">
            <text:p>IH NN1 FF FF IH IH NN1 IH PA2 PA3 TT2 IH V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rigue</text:p>
          </table:table-cell>
          <table:table-cell office:value-type="string" calcext:value-type="string">
            <text:p>IH NN1 PA3 TT2 RR2 IY PA1 GG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rigued</text:p>
          </table:table-cell>
          <table:table-cell office:value-type="string" calcext:value-type="string">
            <text:p>IH NN1 PA3 TT2 RR2 IY PA1 GG3 PA2 D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rigues</text:p>
          </table:table-cell>
          <table:table-cell office:value-type="string" calcext:value-type="string">
            <text:p>IH NN1 PA3 TT2 RR2 IY PA1 GG3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riguing</text:p>
          </table:table-cell>
          <table:table-cell office:value-type="string" calcext:value-type="string">
            <text:p>IH NN1 PA3 TT2 RR2 IY PA1 GG3 IH 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stigate</text:p>
          </table:table-cell>
          <table:table-cell office:value-type="string" calcext:value-type="string">
            <text:p>IH IH NN1 VV EH EH SS PA2 PA3 TT2 IH PA1 GG1 EY PA2 T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stigated</text:p>
          </table:table-cell>
          <table:table-cell office:value-type="string" calcext:value-type="string">
            <text:p>IH IH NN1 VV EH EH SS PA2 PA3 TT2 IH PA1 GG1 EY PA2 TT2 IH PA2 D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stigates</text:p>
          </table:table-cell>
          <table:table-cell office:value-type="string" calcext:value-type="string">
            <text:p>IH IH NN1 VV EH EH SS PA2 PA3 TT2 IH PA1 GG1 EY PA2 TT1 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stigating</text:p>
          </table:table-cell>
          <table:table-cell office:value-type="string" calcext:value-type="string">
            <text:p>IH IH NN1 VV EH EH SS PA2 PA3 TT2 IH PA1 GG1 EY PA2 TT2 IH 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stigator</text:p>
          </table:table-cell>
          <table:table-cell office:value-type="string" calcext:value-type="string">
            <text:p>IH IH NN1 VV EH EH SS PA2 PA3 TT2 IH PA1 GG1 EY PA2 TT2 E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stigators</text:p>
          </table:table-cell>
          <table:table-cell office:value-type="string" calcext:value-type="string">
            <text:p>IH IH NN1 VV EH EH SS PA2 PA3 TT2 IH PA1 GG1 EY PA2 TT2 ER1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KK1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islate</text:p>
          </table:table-cell>
          <table:table-cell office:value-type="string" calcext:value-type="string">
            <text:p>LL EH EH PA2 JH JH SS SS LL EY PA2 PA3 T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islated</text:p>
          </table:table-cell>
          <table:table-cell table:style-name="ce4" office:value-type="string" calcext:value-type="string">
            <text:p>LL EH EH PA2 JH JH SS SS LL EY PA2 PA3 TT2 IH DD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islates</text:p>
          </table:table-cell>
          <table:table-cell office:value-type="string" calcext:value-type="string">
            <text:p>LL EH EH PA2 JH JH SS SS LL EY PA2 PA3 TT1 SS</text:p>
            <text:p/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islating</text:p>
          </table:table-cell>
          <table:table-cell office:value-type="string" calcext:value-type="string">
            <text:p>LL EH EH PA2 JH JH SS SS LL EY PA2 PA3 TT2 IH 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egislature</text:p>
          </table:table-cell>
          <table:table-cell office:value-type="string" calcext:value-type="string">
            <text:p>LL EH EH PA2 JH JH SS SS LL EY PA2 PA3 CH ER1</text:p>
            <text:p/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LL EH EH PA3 TT2 ER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itter</text:p>
          </table:table-cell>
          <table:table-cell office:value-type="string" calcext:value-type="string">
            <text:p>LL IH IH PA3 TT2 ER1</text:p>
            <text:p/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ttle</text:p>
          </table:table-cell>
          <table:table-cell office:value-type="string" calcext:value-type="string">
            <text:p>LL IH IH PA3 TT2 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mories</text:p>
          </table:table-cell>
          <table:table-cell office:value-type="string" calcext:value-type="string">
            <text:p>MM EH EH MM ER2 IY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MM EH EH MM ER2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ute</text:p>
          </table:table-cell>
          <table:table-cell office:value-type="string" calcext:value-type="string">
            <text:p>MM IH NN1 IH PA3 T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MM AX NN1 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p</text:p>
          </table:table-cell>
          <table:table-cell office:value-type="string" calcext:value-type="string">
            <text:p>NN1 IH IH PA2 PA3 P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pped</text:p>
          </table:table-cell>
          <table:table-cell office:value-type="string" calcext:value-type="string">
            <text:p>NN1 IH IH PA2 PA3 PP PA3 T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pping</text:p>
          </table:table-cell>
          <table:table-cell office:value-type="string" calcext:value-type="string">
            <text:p>NN1 IH IH PA2 PA3 PP IH 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ips</text:p>
          </table:table-cell>
          <table:table-cell office:value-type="string" calcext:value-type="string">
            <text:p>NN1 IH IH PA2 PA3 PP 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N2 AX 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FF FF IH ZZ IH PA3 KK1 AX 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PP IH IH N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ned</text:p>
          </table:table-cell>
          <table:table-cell office:value-type="string" calcext:value-type="string">
            <text:p>PP IH IH NN1 PA2 D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ning</text:p>
          </table:table-cell>
          <table:table-cell office:value-type="string" calcext:value-type="string">
            <text:p>PP IH IH NN1 IH NG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s</text:p>
          </table:table-cell>
          <table:table-cell office:value-type="string" calcext:value-type="string">
            <text:p>PP IH IH NN1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edge</text:p>
          </table:table-cell>
          <table:table-cell office:value-type="string" calcext:value-type="string">
            <text:p>PP LL EH FH PA3 J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edged</text:p>
          </table:table-cell>
          <table:table-cell office:value-type="string" calcext:value-type="string">
            <text:p>PP LL EH EH PA3 JH PA2 D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edges</text:p>
          </table:table-cell>
          <table:table-cell office:value-type="string" calcext:value-type="string">
            <text:p>PP LL EH EH PA3 JH IH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edging</text:p>
          </table:table-cell>
          <table:table-cell office:value-type="string" calcext:value-type="string">
            <text:p>PP LL EH EH PA3 JH IH 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PP LL AX AX SS 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y</text:p>
          </table:table-cell>
          <table:table-cell office:value-type="string" calcext:value-type="string">
            <text:p>RR1 EH 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ys</text:p>
          </table:table-cell>
          <table:table-cell office:value-type="string" calcext:value-type="string">
            <text:p>RR1 EH EY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dy</text:p>
          </table:table-cell>
          <table:table-cell office:value-type="string" calcext:value-type="string">
            <text:p>RR1 EH EH PA1 DD2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RR1 EH FH PA1 D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RR1 OW PA2 BB2 AA PA3 T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RR1 OW PA2 BB2 AA PA3 TT1 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SS SS PA3 KK3 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SS SS EH PA3 KK1 IH NN1 PA2 D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sitive</text:p>
          </table:table-cell>
          <table:table-cell office:value-type="string" calcext:value-type="string">
            <text:p>SS SS EH EH NN1 SS SS IH PA2 PA3 TT2 IH V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sitivity</text:p>
          </table:table-cell>
          <table:table-cell office:value-type="string" calcext:value-type="string">
            <text:p>SS SS EH EH NN1 SS SS IH PA2 PA3 TT2 IH VV IH PA2 PA3 TT2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cere</text:p>
          </table:table-cell>
          <table:table-cell office:value-type="string" calcext:value-type="string">
            <text:p>SS SS IH IH NN1 SS SS Y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cerely</text:p>
          </table:table-cell>
          <table:table-cell office:value-type="string" calcext:value-type="string">
            <text:p>SS SS IH IH NN1 SS SS YR LL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cerity</text:p>
          </table:table-cell>
          <table:table-cell office:value-type="string" calcext:value-type="string">
            <text:p>SS SS IH IH NN1 SS SS EH EH RR1 IH PA2 PA3 TT2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ster</text:p>
          </table:table-cell>
          <table:table-cell office:value-type="string" calcext:value-type="string">
            <text:p>SS SS IH IH SS PA3 TT2 E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ak</text:p>
          </table:table-cell>
          <table:table-cell office:value-type="string" calcext:value-type="string">
            <text:p>SS SS PA3 IY PA3 KK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SS SS PA3 PP EH EH 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lled</text:p>
          </table:table-cell>
          <table:table-cell office:value-type="string" calcext:value-type="string">
            <text:p>SS SS PA3 PP EH EH EL PA3 D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ller</text:p>
          </table:table-cell>
          <table:table-cell office:value-type="string" calcext:value-type="string">
            <text:p>SS SS PA3 PP EH EH EL ER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llers</text:p>
          </table:table-cell>
          <table:table-cell office:value-type="string" calcext:value-type="string">
            <text:p>SS SS PA3 PP EH EH EL ER2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lling</text:p>
          </table:table-cell>
          <table:table-cell office:value-type="string" calcext:value-type="string">
            <text:p>SS SS PA3 PP EH EH EL IH 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lls</text:p>
          </table:table-cell>
          <table:table-cell office:value-type="string" calcext:value-type="string">
            <text:p>SS SS PA3 PP EH EH EL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S SS PA3 TT2 AR PA3 T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SS SS PA3 TT2 AR PA3 TT2 IH PA1 D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er</text:p>
          </table:table-cell>
          <table:table-cell office:value-type="string" calcext:value-type="string">
            <text:p>SS SS PA3 TT2 AR PA3 TT2 E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ing</text:p>
          </table:table-cell>
          <table:table-cell table:style-name="ce5" office:value-type="string" calcext:value-type="string">
            <text:p>SS SS PP3 TT2 AR PA3 TT2 IH 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ts</text:p>
          </table:table-cell>
          <table:table-cell table:style-name="ce5" office:value-type="string" calcext:value-type="string">
            <text:p>SS SS PP3 TT2 AR PA3 TT1 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p</text:p>
          </table:table-cell>
          <table:table-cell table:style-name="ce5" office:value-type="string" calcext:value-type="string">
            <text:p>SS SS PA3 TT1 AA AA PA3 P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pped</text:p>
          </table:table-cell>
          <table:table-cell table:style-name="ce5" office:value-type="string" calcext:value-type="string">
            <text:p>SS SS PA3 TT1 AA AA PA3 PP PA3 T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pper</text:p>
          </table:table-cell>
          <table:table-cell table:style-name="ce5" office:value-type="string" calcext:value-type="string">
            <text:p>SS SS PA3 TT1 AA AA PA3 PP E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pping</text:p>
          </table:table-cell>
          <table:table-cell table:style-name="ce5" office:value-type="string" calcext:value-type="string">
            <text:p>SS SS PA3 TT1 AA AA PA3 PP IH 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ps</text:p>
          </table:table-cell>
          <table:table-cell table:style-name="ce5" office:value-type="string" calcext:value-type="string">
            <text:p>SS SS PA3 TT1 AA AA PA3 PP 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ject (noun)</text:p>
          </table:table-cell>
          <table:table-cell table:style-name="ce5" office:value-type="string" calcext:value-type="string">
            <text:p>SS SS AX AX PA2 BB1 PA2 JH EH PA3 KK2 PA3 T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ject (verb)</text:p>
          </table:table-cell>
          <table:table-cell table:style-name="ce5" office:value-type="string" calcext:value-type="string">
            <text:p>SS SS AX PA2 BB1 PA2 JH EH EH PA3 KK2 PA3 T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eat</text:p>
          </table:table-cell>
          <table:table-cell table:style-name="ce5" office:value-type="string" calcext:value-type="string">
            <text:p>SS SS WW EH EH PA3 T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eated</text:p>
          </table:table-cell>
          <table:table-cell table:style-name="ce5" office:value-type="string" calcext:value-type="string">
            <text:p>SS SS WW E H EH PA3 TT2 IH PA3 D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eater</text:p>
          </table:table-cell>
          <table:table-cell table:style-name="ce5" office:value-type="string" calcext:value-type="string">
            <text:p>SS SS WW EH EH PA3 TT2 E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eaters</text:p>
          </table:table-cell>
          <table:table-cell table:style-name="ce5" office:value-type="string" calcext:value-type="string">
            <text:p>SS SS WW EH EH PA3 TT2 ER1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eating</text:p>
          </table:table-cell>
          <table:table-cell table:style-name="ce5" office:value-type="string" calcext:value-type="string">
            <text:p>SS SS WW EH EH PA3 TT2 IH 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eats</text:p>
          </table:table-cell>
          <table:table-cell table:style-name="ce5" office:value-type="string" calcext:value-type="string">
            <text:p>SS SS WW EH EH PA3 TT2 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itch</text:p>
          </table:table-cell>
          <table:table-cell table:style-name="ce5" office:value-type="string" calcext:value-type="string">
            <text:p>SS SS WH IH IH PA3 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itched</text:p>
          </table:table-cell>
          <table:table-cell table:style-name="ce5" office:value-type="string" calcext:value-type="string">
            <text:p>SS SS WH IH IH PA3 CH PA3 T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itches</text:p>
          </table:table-cell>
          <table:table-cell table:style-name="ce5" office:value-type="string" calcext:value-type="string">
            <text:p>SS SS WH IH IH PA3 CH IH ZZ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itching</text:p>
          </table:table-cell>
          <table:table-cell table:style-name="ce5" office:value-type="string" calcext:value-type="string">
            <text:p>SS SS WH IH IH PA3 CH IH NG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</text:p>
          </table:table-cell>
          <table:table-cell table:style-name="ce5" office:value-type="string" calcext:value-type="string">
            <text:p>SS SS IH IH SS SS PA3 TT2 EH M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s</text:p>
          </table:table-cell>
          <table:table-cell table:style-name="ce5" office:value-type="string" calcext:value-type="string">
            <text:p>SS SS I H I H SS SS PA3 TT2 EH MM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k</text:p>
          </table:table-cell>
          <table:table-cell office:value-type="string" calcext:value-type="string">
            <text:p>TT2 AO AO PA2 KK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ked</text:p>
          </table:table-cell>
          <table:table-cell table:style-name="ce5" office:value-type="string" calcext:value-type="string">
            <text:p>TT2 AO AO PA3 KK2 PA3 T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ker</text:p>
          </table:table-cell>
          <table:table-cell table:style-name="ce5" office:value-type="string" calcext:value-type="string">
            <text:p>TT2 AO AO PA3 KK1 E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kers</text:p>
          </table:table-cell>
          <table:table-cell table:style-name="ce5" office:value-type="string" calcext:value-type="string">
            <text:p>TT2 AO AO PA3 KK1 ER1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king</text:p>
          </table:table-cell>
          <table:table-cell table:style-name="ce5" office:value-type="string" calcext:value-type="string">
            <text:p>TT2 AO AO PA3 KK1 IH 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ks</text:p>
          </table:table-cell>
          <table:table-cell table:style-name="ce5" office:value-type="string" calcext:value-type="string">
            <text:p>TT2 AO AO PA2 KK2 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n</text:p>
          </table:table-cell>
          <table:table-cell table:style-name="ce6" office:value-type="string" calcext:value-type="string">
            <text:p>DHL EH EH N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ad</text:p>
          </table:table-cell>
          <table:table-cell table:style-name="ce5" office:value-type="string" calcext:value-type="string">
            <text:p>TH RR1 EH EH PA2 D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aded</text:p>
          </table:table-cell>
          <table:table-cell table:style-name="ce5" office:value-type="string" calcext:value-type="string">
            <text:p>TH RR1 EH EH PA2 DD2 IH PA2 D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ader</text:p>
          </table:table-cell>
          <table:table-cell table:style-name="ce5" office:value-type="string" calcext:value-type="string">
            <text:p>TH RR1 EH EH PA2 DD2 E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aders</text:p>
          </table:table-cell>
          <table:table-cell table:style-name="ce5" office:value-type="string" calcext:value-type="string">
            <text:p>TH RR1 EH EH PA2 DD2 ER1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ading</text:p>
          </table:table-cell>
          <table:table-cell table:style-name="ce5" office:value-type="string" calcext:value-type="string">
            <text:p>TH RR1 EH EH PA2 DD2 IH 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ads</text:p>
          </table:table-cell>
          <table:table-cell table:style-name="ce5" office:value-type="string" calcext:value-type="string">
            <text:p>TH RR1 EH EH PA2 DD2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</text:p>
          </table:table-cell>
          <table:table-cell table:style-name="ce5" office:value-type="string" calcext:value-type="string">
            <text:p>TT2 AA AY M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s</text:p>
          </table:table-cell>
          <table:table-cell table:style-name="ce5" office:value-type="string" calcext:value-type="string">
            <text:p>TT2 AA AY MM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T2 UW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</text:p>
          </table:table-cell>
          <table:table-cell office:value-type="string" calcext:value-type="string">
            <text:p>TT2 UW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cle</text:p>
          </table:table-cell>
          <table:table-cell table:style-name="ce5" office:value-type="string" calcext:value-type="string">
            <text:p>AX NG PA3 KK3 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le</text:p>
          </table:table-cell>
          <table:table-cell table:style-name="ce5" office:value-type="string" calcext:value-type="string">
            <text:p>WW EY 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ler</text:p>
          </table:table-cell>
          <table:table-cell table:style-name="ce5" office:value-type="string" calcext:value-type="string">
            <text:p>WW EY LL E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lers</text:p>
          </table:table-cell>
          <table:table-cell table:style-name="ce5" office:value-type="string" calcext:value-type="string">
            <text:p>WW EY LL ER1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les</text:p>
          </table:table-cell>
          <table:table-cell table:style-name="ce5" office:value-type="string" calcext:value-type="string">
            <text:p>WW EY EL Z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aling</text:p>
          </table:table-cell>
          <table:table-cell table:style-name="ce5" office:value-type="string" calcext:value-type="string">
            <text:p>WW EY LL IH 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n</text:p>
          </table:table-cell>
          <table:table-cell office:value-type="string" calcext:value-type="string">
            <text:p>WW SX AX N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YY2 Y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YY2 EH EH SS SS</text:p>
          </table:table-cell>
          <table:table-cell table:number-columns-repeated="1022"/>
        </table:table-row>
        <table:table-row table:style-name="ro1" table:number-rows-repeated="15">
          <table:table-cell/>
          <table:table-cell table:style-name="ce5"/>
          <table:table-cell table:number-columns-repeated="1022"/>
        </table:table-row>
        <table:table-row table:style-name="ro1" table:number-rows-repeated="10483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ophones" table:style-name="ta1">
        <table:table-column table:style-name="co1" table:number-columns-repeated="3" table:default-cell-style-name="Default"/>
        <table:table-column table:style-name="co1" table:number-columns-repeated="3" table:default-cell-style-name="ce8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Datasheet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IPA – NRL algorithm</text:p>
          </table:table-cell>
          <table:table-cell/>
          <table:table-cell table:style-name="ce7" office:value-type="string" calcext:value-type="string">
            <text:p>Allophone</text:p>
          </table:table-cell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Octal</text:p>
          </table:table-cell>
          <table:table-cell table:style-name="ce9" office:value-type="string" calcext:value-type="string">
            <text:p>Hex</text:p>
          </table:table-cell>
          <table:table-cell table:style-name="ce7" office:value-type="string" calcext:value-type="string">
            <text:p>Sample Word</text:p>
          </table:table-cell>
          <table:table-cell table:style-name="ce7" office:value-type="string" calcext:value-type="string">
            <text:p>Duration</text:p>
          </table:table-cell>
          <table:table-cell office:value-type="string" calcext:value-type="string">
            <text:p>Lookup table</text:p>
          </table:table-cell>
          <table:table-cell table:style-name="ce7" office:value-type="string" calcext:value-type="string">
            <text:p>IPA to Allophone</text:p>
          </table:table-cell>
          <table:table-cell table:style-name="ce7" table:number-columns-repeated="1014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AA</text:p>
          </table:table-cell>
          <table:table-cell office:value-type="float" office:value="24" calcext:value-type="float">
            <text:p>24</text:p>
          </table:table-cell>
          <table:table-cell table:formula="of:=BASE([.D4];8;3)" office:value-type="string" office:string-value="030" calcext:value-type="string">
            <text:p>030</text:p>
          </table:table-cell>
          <table:table-cell table:formula="of:=BASE([.D4];16;2)" office:value-type="string" office:string-value="18" calcext:value-type="string">
            <text:p>18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100MS</text:p>
          </table:table-cell>
          <table:table-cell table:formula="of:=CONCATENATE(&quot;&quot;&quot;&quot;;[.C4];&quot;&quot;&quot;:&quot;;TEXT([.D4];&quot;0#&quot;);&quot;, &quot;;)" office:value-type="string" office:string-value="&quot;AA&quot;:24, " calcext:value-type="string">
            <text:p>"AA":24, </text:p>
          </table:table-cell>
          <table:table-cell table:formula="of:=CONCATENATE(&quot;&quot;&quot;&quot;;[.A4];&quot;&quot;&quot;:&quot;&quot;&quot;;[.C4];&quot;&quot;&quot;,&quot;)" office:value-type="string" office:string-value="&quot;AA&quot;:&quot;AA&quot;," calcext:value-type="string">
            <text:p>"AA":"AA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AE</text:p>
          </table:table-cell>
          <table:table-cell office:value-type="float" office:value="26" calcext:value-type="float">
            <text:p>26</text:p>
          </table:table-cell>
          <table:table-cell table:formula="of:=BASE([.D5];8;3)" office:value-type="string" office:string-value="032" calcext:value-type="string">
            <text:p>032</text:p>
          </table:table-cell>
          <table:table-cell table:formula="of:=BASE([.D5];16;2)" office:value-type="string" office:string-value="1A" calcext:value-type="string">
            <text:p>1A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120MS</text:p>
          </table:table-cell>
          <table:table-cell table:formula="of:=CONCATENATE(&quot;&quot;&quot;&quot;;[.C5];&quot;&quot;&quot;:&quot;;TEXT([.D5];&quot;0#&quot;);&quot;, &quot;;)" office:value-type="string" office:string-value="&quot;AE&quot;:26, " calcext:value-type="string">
            <text:p>"AE":26, </text:p>
          </table:table-cell>
          <table:table-cell table:formula="of:=CONCATENATE(&quot;&quot;&quot;&quot;;[.A5];&quot;&quot;&quot;:&quot;&quot;&quot;;[.C5];&quot;&quot;&quot;,&quot;)" office:value-type="string" office:string-value="&quot;AE&quot;:&quot;AE&quot;," calcext:value-type="string">
            <text:p>"AE":"AE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lAWn</text:p>
          </table:table-cell>
          <table:table-cell office:value-type="string" calcext:value-type="string">
            <text:p>AO</text:p>
          </table:table-cell>
          <table:table-cell office:value-type="float" office:value="23" calcext:value-type="float">
            <text:p>23</text:p>
          </table:table-cell>
          <table:table-cell table:formula="of:=BASE([.D6];8;3)" office:value-type="string" office:string-value="027" calcext:value-type="string">
            <text:p>027</text:p>
          </table:table-cell>
          <table:table-cell table:formula="of:=BASE([.D6];16;2)" office:value-type="string" office:string-value="17" calcext:value-type="string">
            <text:p>17</text:p>
          </table:table-cell>
          <table:table-cell office:value-type="string" calcext:value-type="string">
            <text:p>Aught</text:p>
          </table:table-cell>
          <table:table-cell office:value-type="string" calcext:value-type="string">
            <text:p>100MS</text:p>
          </table:table-cell>
          <table:table-cell table:formula="of:=CONCATENATE(&quot;&quot;&quot;&quot;;[.C6];&quot;&quot;&quot;:&quot;;TEXT([.D6];&quot;0#&quot;);&quot;, &quot;;)" office:value-type="string" office:string-value="&quot;AO&quot;:23, " calcext:value-type="string">
            <text:p>"AO":23, </text:p>
          </table:table-cell>
          <table:table-cell table:formula="of:=CONCATENATE(&quot;&quot;&quot;&quot;;[.A6];&quot;&quot;&quot;:&quot;&quot;&quot;;[.C6];&quot;&quot;&quot;,&quot;)" office:value-type="string" office:string-value="&quot;AO&quot;:&quot;AO&quot;," calcext:value-type="string">
            <text:p>"AO":"AO",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AR</text:p>
          </table:table-cell>
          <table:table-cell office:value-type="float" office:value="59" calcext:value-type="float">
            <text:p>59</text:p>
          </table:table-cell>
          <table:table-cell table:formula="of:=BASE([.D7];8;3)" office:value-type="string" office:string-value="073" calcext:value-type="string">
            <text:p>073</text:p>
          </table:table-cell>
          <table:table-cell table:formula="of:=BASE([.D7];16;2)" office:value-type="string" office:string-value="3B" calcext:value-type="string">
            <text:p>3B</text:p>
          </table:table-cell>
          <table:table-cell table:style-name="ce5" office:value-type="string" calcext:value-type="string">
            <text:p>Alarm</text:p>
          </table:table-cell>
          <table:table-cell table:style-name="ce5" office:value-type="string" calcext:value-type="string">
            <text:p>290MS</text:p>
          </table:table-cell>
          <table:table-cell table:formula="of:=CONCATENATE(&quot;&quot;&quot;&quot;;[.C7];&quot;&quot;&quot;:&quot;;TEXT([.D7];&quot;0#&quot;);&quot;, &quot;;)" office:value-type="string" office:string-value="&quot;AR&quot;:59, " calcext:value-type="string">
            <text:p>"AR":59, </text:p>
          </table:table-cell>
          <table:table-cell table:formula="of:=CONCATENATE(&quot;&quot;&quot;&quot;;[.A7];&quot;&quot;&quot;:&quot;&quot;&quot;;[.C7];&quot;&quot;&quot;,&quot;)" office:value-type="string" office:string-value="&quot;&quot;:&quot;AR&quot;," calcext:value-type="string">
            <text:p>"":"AR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hOW</text:p>
          </table:table-cell>
          <table:table-cell table:style-name="ce5" office:value-type="string" calcext:value-type="string">
            <text:p>AW</text:p>
          </table:table-cell>
          <table:table-cell office:value-type="float" office:value="32" calcext:value-type="float">
            <text:p>32</text:p>
          </table:table-cell>
          <table:table-cell table:formula="of:=BASE([.D8];8;3)" office:value-type="string" office:string-value="040" calcext:value-type="string">
            <text:p>040</text:p>
          </table:table-cell>
          <table:table-cell table:formula="of:=BASE([.D8];16;2)" office:value-type="string" office:string-value="20" calcext:value-type="string">
            <text:p>20</text:p>
          </table:table-cell>
          <table:table-cell office:value-type="string" calcext:value-type="string">
            <text:p>Out</text:p>
          </table:table-cell>
          <table:table-cell table:style-name="ce5" office:value-type="string" calcext:value-type="string">
            <text:p>370MS</text:p>
          </table:table-cell>
          <table:table-cell table:formula="of:=CONCATENATE(&quot;&quot;&quot;&quot;;[.C8];&quot;&quot;&quot;:&quot;;TEXT([.D8];&quot;0#&quot;);&quot;, &quot;;)" office:value-type="string" office:string-value="&quot;AW&quot;:32, " calcext:value-type="string">
            <text:p>"AW":32, </text:p>
          </table:table-cell>
          <table:table-cell table:formula="of:=CONCATENATE(&quot;&quot;&quot;&quot;;[.A8];&quot;&quot;&quot;:&quot;&quot;&quot;;[.C8];&quot;&quot;&quot;,&quot;)" office:value-type="string" office:string-value="&quot;AW&quot;:&quot;AW&quot;," calcext:value-type="string">
            <text:p>"AW":"AW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AX</text:p>
          </table:table-cell>
          <table:table-cell office:value-type="float" office:value="15" calcext:value-type="float">
            <text:p>15</text:p>
          </table:table-cell>
          <table:table-cell table:formula="of:=BASE([.D9];8;3)" office:value-type="string" office:string-value="017" calcext:value-type="string">
            <text:p>017</text:p>
          </table:table-cell>
          <table:table-cell table:formula="of:=BASE([.D9];16;2)" office:value-type="string" office:string-value="0F" calcext:value-type="string">
            <text:p>0F</text:p>
          </table:table-cell>
          <table:table-cell office:value-type="string" calcext:value-type="string">
            <text:p>Succeed</text:p>
          </table:table-cell>
          <table:table-cell office:value-type="string" calcext:value-type="string">
            <text:p>70MS</text:p>
          </table:table-cell>
          <table:table-cell table:formula="of:=CONCATENATE(&quot;&quot;&quot;&quot;;[.C9];&quot;&quot;&quot;:&quot;;TEXT([.D9];&quot;0#&quot;);&quot;, &quot;;)" office:value-type="string" office:string-value="&quot;AX&quot;:15, " calcext:value-type="string">
            <text:p>"AX":15, </text:p>
          </table:table-cell>
          <table:table-cell table:formula="of:=CONCATENATE(&quot;&quot;&quot;&quot;;[.A9];&quot;&quot;&quot;:&quot;&quot;&quot;;[.C9];&quot;&quot;&quot;,&quot;)" office:value-type="string" office:string-value="&quot;AX&quot;:&quot;AX&quot;," calcext:value-type="string">
            <text:p>"AX":"AX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Y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AY</text:p>
          </table:table-cell>
          <table:table-cell office:value-type="float" office:value="6" calcext:value-type="float">
            <text:p>6</text:p>
          </table:table-cell>
          <table:table-cell table:formula="of:=BASE([.D10];8;3)" office:value-type="string" office:string-value="006" calcext:value-type="string">
            <text:p>006</text:p>
          </table:table-cell>
          <table:table-cell table:formula="of:=BASE([.D10];16;2)" office:value-type="string" office:string-value="06" calcext:value-type="string">
            <text:p>06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260MS</text:p>
          </table:table-cell>
          <table:table-cell table:formula="of:=CONCATENATE(&quot;&quot;&quot;&quot;;[.C10];&quot;&quot;&quot;:&quot;;TEXT([.D10];&quot;0#&quot;);&quot;, &quot;;)" office:value-type="string" office:string-value="&quot;AY&quot;:06, " calcext:value-type="string">
            <text:p>"AY":06, </text:p>
          </table:table-cell>
          <table:table-cell table:formula="of:=CONCATENATE(&quot;&quot;&quot;&quot;;[.A10];&quot;&quot;&quot;:&quot;&quot;&quot;;[.C10];&quot;&quot;&quot;,&quot;)" office:value-type="string" office:string-value="&quot;AY&quot;:&quot;AY&quot;," calcext:value-type="string">
            <text:p>"AY":"AY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BB1</text:p>
          </table:table-cell>
          <table:table-cell office:value-type="float" office:value="28" calcext:value-type="float">
            <text:p>28</text:p>
          </table:table-cell>
          <table:table-cell table:formula="of:=BASE([.D11];8;3)" office:value-type="string" office:string-value="034" calcext:value-type="string">
            <text:p>034</text:p>
          </table:table-cell>
          <table:table-cell table:formula="of:=BASE([.D11];16;2)" office:value-type="string" office:string-value="1C" calcext:value-type="string">
            <text:p>1C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80MS</text:p>
          </table:table-cell>
          <table:table-cell table:formula="of:=CONCATENATE(&quot;&quot;&quot;&quot;;[.C11];&quot;&quot;&quot;:&quot;;TEXT([.D11];&quot;0#&quot;);&quot;, &quot;;)" office:value-type="string" office:string-value="&quot;BB1&quot;:28, " calcext:value-type="string">
            <text:p>"BB1":28, </text:p>
          </table:table-cell>
          <table:table-cell table:formula="of:=CONCATENATE(&quot;&quot;&quot;&quot;;[.A11];&quot;&quot;&quot;:&quot;&quot;&quot;;[.C11];&quot;&quot;&quot;,&quot;)" office:value-type="string" office:string-value="&quot;b&quot;:&quot;BB1&quot;," calcext:value-type="string">
            <text:p>"b":"BB1",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BB2</text:p>
          </table:table-cell>
          <table:table-cell office:value-type="float" office:value="63" calcext:value-type="float">
            <text:p>63</text:p>
          </table:table-cell>
          <table:table-cell table:formula="of:=BASE([.D12];8;3)" office:value-type="string" office:string-value="077" calcext:value-type="string">
            <text:p>077</text:p>
          </table:table-cell>
          <table:table-cell table:formula="of:=BASE([.D12];16;2)" office:value-type="string" office:string-value="3F" calcext:value-type="string">
            <text:p>3F</text:p>
          </table:table-cell>
          <table:table-cell table:style-name="ce5" office:value-type="string" calcext:value-type="string">
            <text:p>Business</text:p>
          </table:table-cell>
          <table:table-cell table:style-name="ce5" office:value-type="string" calcext:value-type="string">
            <text:p>50MS</text:p>
          </table:table-cell>
          <table:table-cell table:formula="of:=CONCATENATE(&quot;&quot;&quot;&quot;;[.C12];&quot;&quot;&quot;:&quot;;TEXT([.D12];&quot;0#&quot;);&quot;, &quot;;)" office:value-type="string" office:string-value="&quot;BB2&quot;:63, " calcext:value-type="string">
            <text:p>"BB2":63, </text:p>
          </table:table-cell>
          <table:table-cell table:formula="of:=CONCATENATE(&quot;&quot;&quot;&quot;;[.A12];&quot;&quot;&quot;:&quot;&quot;&quot;;[.C12];&quot;&quot;&quot;,&quot;)" office:value-type="string" office:string-value="&quot;&quot;:&quot;BB2&quot;," calcext:value-type="string">
            <text:p>"":"BB2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CHar</text:p>
          </table:table-cell>
          <table:table-cell table:style-name="ce5" office:value-type="string" calcext:value-type="string">
            <text:p>CH</text:p>
          </table:table-cell>
          <table:table-cell office:value-type="float" office:value="50" calcext:value-type="float">
            <text:p>50</text:p>
          </table:table-cell>
          <table:table-cell table:formula="of:=BASE([.D13];8;3)" office:value-type="string" office:string-value="062" calcext:value-type="string">
            <text:p>062</text:p>
          </table:table-cell>
          <table:table-cell table:formula="of:=BASE([.D13];16;2)" office:value-type="string" office:string-value="32" calcext:value-type="string">
            <text:p>32</text:p>
          </table:table-cell>
          <table:table-cell table:style-name="ce5" office:value-type="string" calcext:value-type="string">
            <text:p>Church</text:p>
          </table:table-cell>
          <table:table-cell table:style-name="ce5" office:value-type="string" calcext:value-type="string">
            <text:p>190MS</text:p>
          </table:table-cell>
          <table:table-cell table:formula="of:=CONCATENATE(&quot;&quot;&quot;&quot;;[.C13];&quot;&quot;&quot;:&quot;;TEXT([.D13];&quot;0#&quot;);&quot;, &quot;;)" office:value-type="string" office:string-value="&quot;CH&quot;:50, " calcext:value-type="string">
            <text:p>"CH":50, </text:p>
          </table:table-cell>
          <table:table-cell table:formula="of:=CONCATENATE(&quot;&quot;&quot;&quot;;[.A13];&quot;&quot;&quot;:&quot;&quot;&quot;;[.C13];&quot;&quot;&quot;,&quot;)" office:value-type="string" office:string-value="&quot;CH&quot;:&quot;CH&quot;," calcext:value-type="string">
            <text:p>"CH":"CH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ime</text:p>
          </table:table-cell>
          <table:table-cell office:value-type="string" calcext:value-type="string">
            <text:p>DD1</text:p>
          </table:table-cell>
          <table:table-cell office:value-type="float" office:value="21" calcext:value-type="float">
            <text:p>21</text:p>
          </table:table-cell>
          <table:table-cell table:formula="of:=BASE([.D14];8;3)" office:value-type="string" office:string-value="025" calcext:value-type="string">
            <text:p>025</text:p>
          </table:table-cell>
          <table:table-cell table:formula="of:=BASE([.D14];16;2)" office:value-type="string" office:string-value="15" calcext:value-type="string">
            <text:p>15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70MS</text:p>
          </table:table-cell>
          <table:table-cell table:formula="of:=CONCATENATE(&quot;&quot;&quot;&quot;;[.C14];&quot;&quot;&quot;:&quot;;TEXT([.D14];&quot;0#&quot;);&quot;, &quot;;)" office:value-type="string" office:string-value="&quot;DD1&quot;:21, " calcext:value-type="string">
            <text:p>"DD1":21, </text:p>
          </table:table-cell>
          <table:table-cell table:formula="of:=CONCATENATE(&quot;&quot;&quot;&quot;;[.A14];&quot;&quot;&quot;:&quot;&quot;&quot;;[.C14];&quot;&quot;&quot;,&quot;)" office:value-type="string" office:string-value="&quot;d&quot;:&quot;DD1&quot;," calcext:value-type="string">
            <text:p>"d":"DD1",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DD2</text:p>
          </table:table-cell>
          <table:table-cell office:value-type="float" office:value="33" calcext:value-type="float">
            <text:p>33</text:p>
          </table:table-cell>
          <table:table-cell table:formula="of:=BASE([.D15];8;3)" office:value-type="string" office:string-value="041" calcext:value-type="string">
            <text:p>041</text:p>
          </table:table-cell>
          <table:table-cell table:formula="of:=BASE([.D15];16;2)" office:value-type="string" office:string-value="21" calcext:value-type="string">
            <text:p>21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160MS</text:p>
          </table:table-cell>
          <table:table-cell table:formula="of:=CONCATENATE(&quot;&quot;&quot;&quot;;[.C15];&quot;&quot;&quot;:&quot;;TEXT([.D15];&quot;0#&quot;);&quot;, &quot;;)" office:value-type="string" office:string-value="&quot;DD2&quot;:33, " calcext:value-type="string">
            <text:p>"DD2":33, </text:p>
          </table:table-cell>
          <table:table-cell table:formula="of:=CONCATENATE(&quot;&quot;&quot;&quot;;[.A15];&quot;&quot;&quot;:&quot;&quot;&quot;;[.C15];&quot;&quot;&quot;,&quot;)" office:value-type="string" office:string-value="&quot;&quot;:&quot;DD2&quot;," calcext:value-type="string">
            <text:p>"":"DD2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H</text:p>
          </table:table-cell>
          <table:table-cell office:value-type="string" calcext:value-type="string">
            <text:p>eiTHer</text:p>
          </table:table-cell>
          <table:table-cell office:value-type="string" calcext:value-type="string">
            <text:p>DH1</text:p>
          </table:table-cell>
          <table:table-cell office:value-type="float" office:value="18" calcext:value-type="float">
            <text:p>18</text:p>
          </table:table-cell>
          <table:table-cell table:formula="of:=BASE([.D16];8;3)" office:value-type="string" office:string-value="022" calcext:value-type="string">
            <text:p>022</text:p>
          </table:table-cell>
          <table:table-cell table:formula="of:=BASE([.D16];16;2)" office:value-type="string" office:string-value="12" calcext:value-type="string">
            <text:p>12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290MS</text:p>
          </table:table-cell>
          <table:table-cell table:formula="of:=CONCATENATE(&quot;&quot;&quot;&quot;;[.C16];&quot;&quot;&quot;:&quot;;TEXT([.D16];&quot;0#&quot;);&quot;, &quot;;)" office:value-type="string" office:string-value="&quot;DH1&quot;:18, " calcext:value-type="string">
            <text:p>"DH1":18, </text:p>
          </table:table-cell>
          <table:table-cell table:formula="of:=CONCATENATE(&quot;&quot;&quot;&quot;;[.A16];&quot;&quot;&quot;:&quot;&quot;&quot;;[.C16];&quot;&quot;&quot;,&quot;)" office:value-type="string" office:string-value="&quot;DH&quot;:&quot;DH1&quot;," calcext:value-type="string">
            <text:p>"DH":"DH1",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DH2</text:p>
          </table:table-cell>
          <table:table-cell office:value-type="float" office:value="54" calcext:value-type="float">
            <text:p>54</text:p>
          </table:table-cell>
          <table:table-cell table:formula="of:=BASE([.D17];8;3)" office:value-type="string" office:string-value="066" calcext:value-type="string">
            <text:p>066</text:p>
          </table:table-cell>
          <table:table-cell table:formula="of:=BASE([.D17];16;2)" office:value-type="string" office:string-value="36" calcext:value-type="string">
            <text:p>36</text:p>
          </table:table-cell>
          <table:table-cell table:style-name="ce5" office:value-type="string" calcext:value-type="string">
            <text:p>They</text:p>
          </table:table-cell>
          <table:table-cell table:style-name="ce5" office:value-type="string" calcext:value-type="string">
            <text:p>240MS</text:p>
          </table:table-cell>
          <table:table-cell table:formula="of:=CONCATENATE(&quot;&quot;&quot;&quot;;[.C17];&quot;&quot;&quot;:&quot;;TEXT([.D17];&quot;0#&quot;);&quot;, &quot;;)" office:value-type="string" office:string-value="&quot;DH2&quot;:54, " calcext:value-type="string">
            <text:p>"DH2":54, </text:p>
          </table:table-cell>
          <table:table-cell table:formula="of:=CONCATENATE(&quot;&quot;&quot;&quot;;[.A17];&quot;&quot;&quot;:&quot;&quot;&quot;;[.C17];&quot;&quot;&quot;,&quot;)" office:value-type="string" office:string-value="&quot;&quot;:&quot;DH2&quot;," calcext:value-type="string">
            <text:p>"":"DH2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EH</text:p>
          </table:table-cell>
          <table:table-cell office:value-type="float" office:value="7" calcext:value-type="float">
            <text:p>7</text:p>
          </table:table-cell>
          <table:table-cell table:formula="of:=BASE([.D18];8;3)" office:value-type="string" office:string-value="007" calcext:value-type="string">
            <text:p>007</text:p>
          </table:table-cell>
          <table:table-cell table:formula="of:=BASE([.D18];16;2)" office:value-type="string" office:string-value="07" calcext:value-type="string">
            <text:p>07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70MS</text:p>
          </table:table-cell>
          <table:table-cell table:formula="of:=CONCATENATE(&quot;&quot;&quot;&quot;;[.C18];&quot;&quot;&quot;:&quot;;TEXT([.D18];&quot;0#&quot;);&quot;, &quot;;)" office:value-type="string" office:string-value="&quot;EH&quot;:07, " calcext:value-type="string">
            <text:p>"EH":07, </text:p>
          </table:table-cell>
          <table:table-cell table:formula="of:=CONCATENATE(&quot;&quot;&quot;&quot;;[.A18];&quot;&quot;&quot;:&quot;&quot;&quot;;[.C18];&quot;&quot;&quot;,&quot;)" office:value-type="string" office:string-value="&quot;EH&quot;:&quot;EH&quot;," calcext:value-type="string">
            <text:p>"EH":"EH",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EL</text:p>
          </table:table-cell>
          <table:table-cell office:value-type="float" office:value="62" calcext:value-type="float">
            <text:p>62</text:p>
          </table:table-cell>
          <table:table-cell table:formula="of:=BASE([.D19];8;3)" office:value-type="string" office:string-value="076" calcext:value-type="string">
            <text:p>076</text:p>
          </table:table-cell>
          <table:table-cell table:formula="of:=BASE([.D19];16;2)" office:value-type="string" office:string-value="3E" calcext:value-type="string">
            <text:p>3E</text:p>
          </table:table-cell>
          <table:table-cell table:style-name="ce5" office:value-type="string" calcext:value-type="string">
            <text:p>Saddle</text:p>
          </table:table-cell>
          <table:table-cell table:style-name="ce5" office:value-type="string" calcext:value-type="string">
            <text:p>190MS</text:p>
          </table:table-cell>
          <table:table-cell table:formula="of:=CONCATENATE(&quot;&quot;&quot;&quot;;[.C19];&quot;&quot;&quot;:&quot;;TEXT([.D19];&quot;0#&quot;);&quot;, &quot;;)" office:value-type="string" office:string-value="&quot;EL&quot;:62, " calcext:value-type="string">
            <text:p>"EL":62, </text:p>
          </table:table-cell>
          <table:table-cell table:formula="of:=CONCATENATE(&quot;&quot;&quot;&quot;;[.A19];&quot;&quot;&quot;:&quot;&quot;&quot;;[.C19];&quot;&quot;&quot;,&quot;)" office:value-type="string" office:string-value="&quot;&quot;:&quot;EL&quot;," calcext:value-type="string">
            <text:p>"":"EL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mURdER</text:p>
          </table:table-cell>
          <table:table-cell table:style-name="ce5" office:value-type="string" calcext:value-type="string">
            <text:p>ER1</text:p>
          </table:table-cell>
          <table:table-cell office:value-type="float" office:value="51" calcext:value-type="float">
            <text:p>51</text:p>
          </table:table-cell>
          <table:table-cell table:formula="of:=BASE([.D20];8;3)" office:value-type="string" office:string-value="063" calcext:value-type="string">
            <text:p>063</text:p>
          </table:table-cell>
          <table:table-cell table:formula="of:=BASE([.D20];16;2)" office:value-type="string" office:string-value="33" calcext:value-type="string">
            <text:p>33</text:p>
          </table:table-cell>
          <table:table-cell table:style-name="ce5" office:value-type="string" calcext:value-type="string">
            <text:p>Fir</text:p>
          </table:table-cell>
          <table:table-cell table:style-name="ce5" office:value-type="string" calcext:value-type="string">
            <text:p>160MS</text:p>
          </table:table-cell>
          <table:table-cell table:formula="of:=CONCATENATE(&quot;&quot;&quot;&quot;;[.C20];&quot;&quot;&quot;:&quot;;TEXT([.D20];&quot;0#&quot;);&quot;, &quot;;)" office:value-type="string" office:string-value="&quot;ER1&quot;:51, " calcext:value-type="string">
            <text:p>"ER1":51, </text:p>
          </table:table-cell>
          <table:table-cell table:formula="of:=CONCATENATE(&quot;&quot;&quot;&quot;;[.A20];&quot;&quot;&quot;:&quot;&quot;&quot;;[.C20];&quot;&quot;&quot;,&quot;)" office:value-type="string" office:string-value="&quot;ER&quot;:&quot;ER1&quot;," calcext:value-type="string">
            <text:p>"ER":"ER1",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ER2</text:p>
          </table:table-cell>
          <table:table-cell office:value-type="float" office:value="52" calcext:value-type="float">
            <text:p>52</text:p>
          </table:table-cell>
          <table:table-cell table:formula="of:=BASE([.D21];8;3)" office:value-type="string" office:string-value="064" calcext:value-type="string">
            <text:p>064</text:p>
          </table:table-cell>
          <table:table-cell table:formula="of:=BASE([.D21];16;2)" office:value-type="string" office:string-value="34" calcext:value-type="string">
            <text:p>34</text:p>
          </table:table-cell>
          <table:table-cell table:style-name="ce5" office:value-type="string" calcext:value-type="string">
            <text:p>Fir</text:p>
          </table:table-cell>
          <table:table-cell table:style-name="ce5" office:value-type="string" calcext:value-type="string">
            <text:p>300MS</text:p>
          </table:table-cell>
          <table:table-cell table:formula="of:=CONCATENATE(&quot;&quot;&quot;&quot;;[.C21];&quot;&quot;&quot;:&quot;;TEXT([.D21];&quot;0#&quot;);&quot;, &quot;;)" office:value-type="string" office:string-value="&quot;ER2&quot;:52, " calcext:value-type="string">
            <text:p>"ER2":52, </text:p>
          </table:table-cell>
          <table:table-cell table:formula="of:=CONCATENATE(&quot;&quot;&quot;&quot;;[.A21];&quot;&quot;&quot;:&quot;&quot;&quot;;[.C21];&quot;&quot;&quot;,&quot;)" office:value-type="string" office:string-value="&quot;&quot;:&quot;ER2&quot;," calcext:value-type="string">
            <text:p>"":"ER2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Y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Y</text:p>
          </table:table-cell>
          <table:table-cell office:value-type="float" office:value="20" calcext:value-type="float">
            <text:p>20</text:p>
          </table:table-cell>
          <table:table-cell table:formula="of:=BASE([.D22];8;3)" office:value-type="string" office:string-value="024" calcext:value-type="string">
            <text:p>024</text:p>
          </table:table-cell>
          <table:table-cell table:formula="of:=BASE([.D22];16;2)" office:value-type="string" office:string-value="14" calcext:value-type="string">
            <text:p>14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280MS</text:p>
          </table:table-cell>
          <table:table-cell table:formula="of:=CONCATENATE(&quot;&quot;&quot;&quot;;[.C22];&quot;&quot;&quot;:&quot;;TEXT([.D22];&quot;0#&quot;);&quot;, &quot;;)" office:value-type="string" office:string-value="&quot;EY&quot;:20, " calcext:value-type="string">
            <text:p>"EY":20, </text:p>
          </table:table-cell>
          <table:table-cell table:formula="of:=CONCATENATE(&quot;&quot;&quot;&quot;;[.A22];&quot;&quot;&quot;:&quot;&quot;&quot;;[.C22];&quot;&quot;&quot;,&quot;)" office:value-type="string" office:string-value="&quot;EY&quot;:&quot;EY&quot;," calcext:value-type="string">
            <text:p>"EY":"EY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ault</text:p>
          </table:table-cell>
          <table:table-cell table:style-name="ce5" office:value-type="string" calcext:value-type="string">
            <text:p>FF</text:p>
          </table:table-cell>
          <table:table-cell office:value-type="float" office:value="40" calcext:value-type="float">
            <text:p>40</text:p>
          </table:table-cell>
          <table:table-cell table:formula="of:=BASE([.D23];8;3)" office:value-type="string" office:string-value="050" calcext:value-type="string">
            <text:p>050</text:p>
          </table:table-cell>
          <table:table-cell table:formula="of:=BASE([.D23];16;2)" office:value-type="string" office:string-value="28" calcext:value-type="string">
            <text:p>28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150MS</text:p>
          </table:table-cell>
          <table:table-cell table:formula="of:=CONCATENATE(&quot;&quot;&quot;&quot;;[.C23];&quot;&quot;&quot;:&quot;;TEXT([.D23];&quot;0#&quot;);&quot;, &quot;;)" office:value-type="string" office:string-value="&quot;FF&quot;:40, " calcext:value-type="string">
            <text:p>"FF":40, </text:p>
          </table:table-cell>
          <table:table-cell table:formula="of:=CONCATENATE(&quot;&quot;&quot;&quot;;[.A23];&quot;&quot;&quot;:&quot;&quot;&quot;;[.C23];&quot;&quot;&quot;,&quot;)" office:value-type="string" office:string-value="&quot;f&quot;:&quot;FF&quot;," calcext:value-type="string">
            <text:p>"f":"FF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oat</text:p>
          </table:table-cell>
          <table:table-cell table:style-name="ce5" office:value-type="string" calcext:value-type="string">
            <text:p>GG1</text:p>
          </table:table-cell>
          <table:table-cell office:value-type="float" office:value="36" calcext:value-type="float">
            <text:p>36</text:p>
          </table:table-cell>
          <table:table-cell table:formula="of:=BASE([.D24];8;3)" office:value-type="string" office:string-value="044" calcext:value-type="string">
            <text:p>044</text:p>
          </table:table-cell>
          <table:table-cell table:formula="of:=BASE([.D24];16;2)" office:value-type="string" office:string-value="24" calcext:value-type="string">
            <text:p>24</text:p>
          </table:table-cell>
          <table:table-cell table:style-name="ce5" office:value-type="string" calcext:value-type="string">
            <text:p>Got</text:p>
          </table:table-cell>
          <table:table-cell table:style-name="ce5" office:value-type="string" calcext:value-type="string">
            <text:p>80MS</text:p>
          </table:table-cell>
          <table:table-cell table:formula="of:=CONCATENATE(&quot;&quot;&quot;&quot;;[.C24];&quot;&quot;&quot;:&quot;;TEXT([.D24];&quot;0#&quot;);&quot;, &quot;;)" office:value-type="string" office:string-value="&quot;GG1&quot;:36, " calcext:value-type="string">
            <text:p>"GG1":36, </text:p>
          </table:table-cell>
          <table:table-cell table:formula="of:=CONCATENATE(&quot;&quot;&quot;&quot;;[.A24];&quot;&quot;&quot;:&quot;&quot;&quot;;[.C24];&quot;&quot;&quot;,&quot;)" office:value-type="string" office:string-value="&quot;g&quot;:&quot;GG1&quot;," calcext:value-type="string">
            <text:p>"g":"GG1",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GG2</text:p>
          </table:table-cell>
          <table:table-cell office:value-type="float" office:value="61" calcext:value-type="float">
            <text:p>61</text:p>
          </table:table-cell>
          <table:table-cell table:formula="of:=BASE([.D25];8;3)" office:value-type="string" office:string-value="075" calcext:value-type="string">
            <text:p>075</text:p>
          </table:table-cell>
          <table:table-cell table:formula="of:=BASE([.D25];16;2)" office:value-type="string" office:string-value="3D" calcext:value-type="string">
            <text:p>3D</text:p>
          </table:table-cell>
          <table:table-cell table:style-name="ce5" office:value-type="string" calcext:value-type="string">
            <text:p>Guest</text:p>
          </table:table-cell>
          <table:table-cell table:style-name="ce5" office:value-type="string" calcext:value-type="string">
            <text:p>40MS</text:p>
          </table:table-cell>
          <table:table-cell table:formula="of:=CONCATENATE(&quot;&quot;&quot;&quot;;[.C25];&quot;&quot;&quot;:&quot;;TEXT([.D25];&quot;0#&quot;);&quot;, &quot;;)" office:value-type="string" office:string-value="&quot;GG2&quot;:61, " calcext:value-type="string">
            <text:p>"GG2":61, </text:p>
          </table:table-cell>
          <table:table-cell table:formula="of:=CONCATENATE(&quot;&quot;&quot;&quot;;[.A25];&quot;&quot;&quot;:&quot;&quot;&quot;;[.C25];&quot;&quot;&quot;,&quot;)" office:value-type="string" office:string-value="&quot;&quot;:&quot;GG2&quot;," calcext:value-type="string">
            <text:p>"":"GG2",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GG3</text:p>
          </table:table-cell>
          <table:table-cell office:value-type="float" office:value="34" calcext:value-type="float">
            <text:p>34</text:p>
          </table:table-cell>
          <table:table-cell table:formula="of:=BASE([.D26];8;3)" office:value-type="string" office:string-value="042" calcext:value-type="string">
            <text:p>042</text:p>
          </table:table-cell>
          <table:table-cell table:formula="of:=BASE([.D26];16;2)" office:value-type="string" office:string-value="22" calcext:value-type="string">
            <text:p>22</text:p>
          </table:table-cell>
          <table:table-cell table:style-name="ce5" office:value-type="string" calcext:value-type="string">
            <text:p>Wig</text:p>
          </table:table-cell>
          <table:table-cell table:style-name="ce5" office:value-type="string" calcext:value-type="string">
            <text:p>140MS</text:p>
          </table:table-cell>
          <table:table-cell table:formula="of:=CONCATENATE(&quot;&quot;&quot;&quot;;[.C26];&quot;&quot;&quot;:&quot;;TEXT([.D26];&quot;0#&quot;);&quot;, &quot;;)" office:value-type="string" office:string-value="&quot;GG3&quot;:34, " calcext:value-type="string">
            <text:p>"GG3":34, </text:p>
          </table:table-cell>
          <table:table-cell table:formula="of:=CONCATENATE(&quot;&quot;&quot;&quot;;[.A26];&quot;&quot;&quot;:&quot;&quot;&quot;;[.C26];&quot;&quot;&quot;,&quot;)" office:value-type="string" office:string-value="&quot;&quot;:&quot;GG3&quot;," calcext:value-type="string">
            <text:p>"":"GG3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HH1</text:p>
          </table:table-cell>
          <table:table-cell office:value-type="float" office:value="27" calcext:value-type="float">
            <text:p>27</text:p>
          </table:table-cell>
          <table:table-cell table:formula="of:=BASE([.D27];8;3)" office:value-type="string" office:string-value="033" calcext:value-type="string">
            <text:p>033</text:p>
          </table:table-cell>
          <table:table-cell table:formula="of:=BASE([.D27];16;2)" office:value-type="string" office:string-value="1B" calcext:value-type="string">
            <text:p>1B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130MS</text:p>
          </table:table-cell>
          <table:table-cell table:formula="of:=CONCATENATE(&quot;&quot;&quot;&quot;;[.C27];&quot;&quot;&quot;:&quot;;TEXT([.D27];&quot;0#&quot;);&quot;, &quot;;)" office:value-type="string" office:string-value="&quot;HH1&quot;:27, " calcext:value-type="string">
            <text:p>"HH1":27, </text:p>
          </table:table-cell>
          <table:table-cell table:formula="of:=CONCATENATE(&quot;&quot;&quot;&quot;;[.A27];&quot;&quot;&quot;:&quot;&quot;&quot;;[.C27];&quot;&quot;&quot;,&quot;)" office:value-type="string" office:string-value="&quot;h&quot;:&quot;HH1&quot;," calcext:value-type="string">
            <text:p>"h":"HH1",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HH2</text:p>
          </table:table-cell>
          <table:table-cell office:value-type="float" office:value="57" calcext:value-type="float">
            <text:p>57</text:p>
          </table:table-cell>
          <table:table-cell table:formula="of:=BASE([.D28];8;3)" office:value-type="string" office:string-value="071" calcext:value-type="string">
            <text:p>071</text:p>
          </table:table-cell>
          <table:table-cell table:formula="of:=BASE([.D28];16;2)" office:value-type="string" office:string-value="39" calcext:value-type="string">
            <text:p>39</text:p>
          </table:table-cell>
          <table:table-cell table:style-name="ce5" office:value-type="string" calcext:value-type="string">
            <text:p>Hoe</text:p>
          </table:table-cell>
          <table:table-cell table:style-name="ce5" office:value-type="string" calcext:value-type="string">
            <text:p>180MS</text:p>
          </table:table-cell>
          <table:table-cell table:formula="of:=CONCATENATE(&quot;&quot;&quot;&quot;;[.C28];&quot;&quot;&quot;:&quot;;TEXT([.D28];&quot;0#&quot;);&quot;, &quot;;)" office:value-type="string" office:string-value="&quot;HH2&quot;:57, " calcext:value-type="string">
            <text:p>"HH2":57, </text:p>
          </table:table-cell>
          <table:table-cell table:formula="of:=CONCATENATE(&quot;&quot;&quot;&quot;;[.A28];&quot;&quot;&quot;:&quot;&quot;&quot;;[.C28];&quot;&quot;&quot;,&quot;)" office:value-type="string" office:string-value="&quot;&quot;:&quot;HH2&quot;," calcext:value-type="string">
            <text:p>"":"HH2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H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IH</text:p>
          </table:table-cell>
          <table:table-cell office:value-type="float" office:value="12" calcext:value-type="float">
            <text:p>12</text:p>
          </table:table-cell>
          <table:table-cell table:formula="of:=BASE([.D29];8;3)" office:value-type="string" office:string-value="014" calcext:value-type="string">
            <text:p>014</text:p>
          </table:table-cell>
          <table:table-cell table:formula="of:=BASE([.D29];16;2)" office:value-type="string" office:string-value="0C" calcext:value-type="string">
            <text:p>0C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70MS</text:p>
          </table:table-cell>
          <table:table-cell table:formula="of:=CONCATENATE(&quot;&quot;&quot;&quot;;[.C29];&quot;&quot;&quot;:&quot;;TEXT([.D29];&quot;0#&quot;);&quot;, &quot;;)" office:value-type="string" office:string-value="&quot;IH&quot;:12, " calcext:value-type="string">
            <text:p>"IH":12, </text:p>
          </table:table-cell>
          <table:table-cell table:formula="of:=CONCATENATE(&quot;&quot;&quot;&quot;;[.A29];&quot;&quot;&quot;:&quot;&quot;&quot;;[.C29];&quot;&quot;&quot;,&quot;)" office:value-type="string" office:string-value="&quot;IH&quot;:&quot;IH&quot;," calcext:value-type="string">
            <text:p>"IH":"IH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Y</text:p>
          </table:table-cell>
          <table:table-cell office:value-type="string" calcext:value-type="string">
            <text:p>bEEt</text:p>
          </table:table-cell>
          <table:table-cell office:value-type="string" calcext:value-type="string">
            <text:p>IY</text:p>
          </table:table-cell>
          <table:table-cell office:value-type="float" office:value="19" calcext:value-type="float">
            <text:p>19</text:p>
          </table:table-cell>
          <table:table-cell table:formula="of:=BASE([.D30];8;3)" office:value-type="string" office:string-value="023" calcext:value-type="string">
            <text:p>023</text:p>
          </table:table-cell>
          <table:table-cell table:formula="of:=BASE([.D30];16;2)" office:value-type="string" office:string-value="13" calcext:value-type="string">
            <text:p>13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250MS</text:p>
          </table:table-cell>
          <table:table-cell table:formula="of:=CONCATENATE(&quot;&quot;&quot;&quot;;[.C30];&quot;&quot;&quot;:&quot;;TEXT([.D30];&quot;0#&quot;);&quot;, &quot;;)" office:value-type="string" office:string-value="&quot;IY&quot;:19, " calcext:value-type="string">
            <text:p>"IY":19, </text:p>
          </table:table-cell>
          <table:table-cell table:formula="of:=CONCATENATE(&quot;&quot;&quot;&quot;;[.A30];&quot;&quot;&quot;:&quot;&quot;&quot;;[.C30];&quot;&quot;&quot;,&quot;)" office:value-type="string" office:string-value="&quot;IY&quot;:&quot;IY&quot;," calcext:value-type="string">
            <text:p>"IY":"IY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H</text:p>
          </table:table-cell>
          <table:table-cell office:value-type="float" office:value="10" calcext:value-type="float">
            <text:p>10</text:p>
          </table:table-cell>
          <table:table-cell table:formula="of:=BASE([.D31];8;3)" office:value-type="string" office:string-value="012" calcext:value-type="string">
            <text:p>012</text:p>
          </table:table-cell>
          <table:table-cell table:formula="of:=BASE([.D31];16;2)" office:value-type="string" office:string-value="0A" calcext:value-type="string">
            <text:p>0A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140MS</text:p>
          </table:table-cell>
          <table:table-cell table:formula="of:=CONCATENATE(&quot;&quot;&quot;&quot;;[.C31];&quot;&quot;&quot;:&quot;;TEXT([.D31];&quot;0#&quot;);&quot;, &quot;;)" office:value-type="string" office:string-value="&quot;JH&quot;:10, " calcext:value-type="string">
            <text:p>"JH":10, </text:p>
          </table:table-cell>
          <table:table-cell table:formula="of:=CONCATENATE(&quot;&quot;&quot;&quot;;[.A31];&quot;&quot;&quot;:&quot;&quot;&quot;;[.C31];&quot;&quot;&quot;,&quot;)" office:value-type="string" office:string-value="&quot;j&quot;:&quot;JH&quot;," calcext:value-type="string">
            <text:p>"j":"JH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at</text:p>
          </table:table-cell>
          <table:table-cell table:style-name="ce5" office:value-type="string" calcext:value-type="string">
            <text:p>KK1</text:p>
          </table:table-cell>
          <table:table-cell office:value-type="float" office:value="42" calcext:value-type="float">
            <text:p>42</text:p>
          </table:table-cell>
          <table:table-cell table:formula="of:=BASE([.D32];8;3)" office:value-type="string" office:string-value="052" calcext:value-type="string">
            <text:p>052</text:p>
          </table:table-cell>
          <table:table-cell table:formula="of:=BASE([.D32];16;2)" office:value-type="string" office:string-value="2A" calcext:value-type="string">
            <text:p>2A</text:p>
          </table:table-cell>
          <table:table-cell table:style-name="ce5" office:value-type="string" calcext:value-type="string">
            <text:p>Can't</text:p>
          </table:table-cell>
          <table:table-cell table:style-name="ce5" office:value-type="string" calcext:value-type="string">
            <text:p>160MS</text:p>
          </table:table-cell>
          <table:table-cell table:formula="of:=CONCATENATE(&quot;&quot;&quot;&quot;;[.C32];&quot;&quot;&quot;:&quot;;TEXT([.D32];&quot;0#&quot;);&quot;, &quot;;)" office:value-type="string" office:string-value="&quot;KK1&quot;:42, " calcext:value-type="string">
            <text:p>"KK1":42, </text:p>
          </table:table-cell>
          <table:table-cell table:formula="of:=CONCATENATE(&quot;&quot;&quot;&quot;;[.A32];&quot;&quot;&quot;:&quot;&quot;&quot;;[.C32];&quot;&quot;&quot;,&quot;)" office:value-type="string" office:string-value="&quot;k&quot;:&quot;KK1&quot;," calcext:value-type="string">
            <text:p>"k":"KK1",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KK2</text:p>
          </table:table-cell>
          <table:table-cell office:value-type="float" office:value="41" calcext:value-type="float">
            <text:p>41</text:p>
          </table:table-cell>
          <table:table-cell table:formula="of:=BASE([.D33];8;3)" office:value-type="string" office:string-value="051" calcext:value-type="string">
            <text:p>051</text:p>
          </table:table-cell>
          <table:table-cell table:formula="of:=BASE([.D33];16;2)" office:value-type="string" office:string-value="29" calcext:value-type="string">
            <text:p>29</text:p>
          </table:table-cell>
          <table:table-cell table:style-name="ce5" office:value-type="string" calcext:value-type="string">
            <text:p>Sky</text:p>
          </table:table-cell>
          <table:table-cell table:style-name="ce5" office:value-type="string" calcext:value-type="string">
            <text:p>190MS</text:p>
          </table:table-cell>
          <table:table-cell table:formula="of:=CONCATENATE(&quot;&quot;&quot;&quot;;[.C33];&quot;&quot;&quot;:&quot;;TEXT([.D33];&quot;0#&quot;);&quot;, &quot;;)" office:value-type="string" office:string-value="&quot;KK2&quot;:41, " calcext:value-type="string">
            <text:p>"KK2":41, </text:p>
          </table:table-cell>
          <table:table-cell table:formula="of:=CONCATENATE(&quot;&quot;&quot;&quot;;[.A33];&quot;&quot;&quot;:&quot;&quot;&quot;;[.C33];&quot;&quot;&quot;,&quot;)" office:value-type="string" office:string-value="&quot;&quot;:&quot;KK2&quot;," calcext:value-type="string">
            <text:p>"":"KK2",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KK3</text:p>
          </table:table-cell>
          <table:table-cell office:value-type="float" office:value="8" calcext:value-type="float">
            <text:p>8</text:p>
          </table:table-cell>
          <table:table-cell table:formula="of:=BASE([.D34];8;3)" office:value-type="string" office:string-value="010" calcext:value-type="string">
            <text:p>010</text:p>
          </table:table-cell>
          <table:table-cell table:formula="of:=BASE([.D34];16;2)" office:value-type="string" office:string-value="08" calcext:value-type="string">
            <text:p>08</text:p>
          </table:table-cell>
          <table:table-cell office:value-type="string" calcext:value-type="string">
            <text:p>Comb</text:p>
          </table:table-cell>
          <table:table-cell office:value-type="string" calcext:value-type="string">
            <text:p>120MS</text:p>
          </table:table-cell>
          <table:table-cell table:formula="of:=CONCATENATE(&quot;&quot;&quot;&quot;;[.C34];&quot;&quot;&quot;:&quot;;TEXT([.D34];&quot;0#&quot;);&quot;, &quot;;)" office:value-type="string" office:string-value="&quot;KK3&quot;:08, " calcext:value-type="string">
            <text:p>"KK3":08, </text:p>
          </table:table-cell>
          <table:table-cell table:formula="of:=CONCATENATE(&quot;&quot;&quot;&quot;;[.A34];&quot;&quot;&quot;:&quot;&quot;&quot;;[.C34];&quot;&quot;&quot;,&quot;)" office:value-type="string" office:string-value="&quot;&quot;:&quot;KK3&quot;," calcext:value-type="string">
            <text:p>"":"KK3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augh</text:p>
          </table:table-cell>
          <table:table-cell table:style-name="ce5" office:value-type="string" calcext:value-type="string">
            <text:p>LL</text:p>
          </table:table-cell>
          <table:table-cell office:value-type="float" office:value="45" calcext:value-type="float">
            <text:p>45</text:p>
          </table:table-cell>
          <table:table-cell table:formula="of:=BASE([.D35];8;3)" office:value-type="string" office:string-value="055" calcext:value-type="string">
            <text:p>055</text:p>
          </table:table-cell>
          <table:table-cell table:formula="of:=BASE([.D35];16;2)" office:value-type="string" office:string-value="2D" calcext:value-type="string">
            <text:p>2D</text:p>
          </table:table-cell>
          <table:table-cell table:style-name="ce5" office:value-type="string" calcext:value-type="string">
            <text:p>Lake</text:p>
          </table:table-cell>
          <table:table-cell table:style-name="ce5" office:value-type="string" calcext:value-type="string">
            <text:p>110MS</text:p>
          </table:table-cell>
          <table:table-cell table:formula="of:=CONCATENATE(&quot;&quot;&quot;&quot;;[.C35];&quot;&quot;&quot;:&quot;;TEXT([.D35];&quot;0#&quot;);&quot;, &quot;;)" office:value-type="string" office:string-value="&quot;LL&quot;:45, " calcext:value-type="string">
            <text:p>"LL":45, </text:p>
          </table:table-cell>
          <table:table-cell table:formula="of:=CONCATENATE(&quot;&quot;&quot;&quot;;[.A35];&quot;&quot;&quot;:&quot;&quot;&quot;;[.C35];&quot;&quot;&quot;,&quot;)" office:value-type="string" office:string-value="&quot;l&quot;:&quot;LL&quot;," calcext:value-type="string">
            <text:p>"l":"LL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M</text:p>
          </table:table-cell>
          <table:table-cell office:value-type="float" office:value="16" calcext:value-type="float">
            <text:p>16</text:p>
          </table:table-cell>
          <table:table-cell table:formula="of:=BASE([.D36];8;3)" office:value-type="string" office:string-value="020" calcext:value-type="string">
            <text:p>020</text:p>
          </table:table-cell>
          <table:table-cell table:formula="of:=BASE([.D36];16;2)" office:value-type="string" office:string-value="10" calcext:value-type="string">
            <text:p>10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180MS</text:p>
          </table:table-cell>
          <table:table-cell table:formula="of:=CONCATENATE(&quot;&quot;&quot;&quot;;[.C36];&quot;&quot;&quot;:&quot;;TEXT([.D36];&quot;0#&quot;);&quot;, &quot;;)" office:value-type="string" office:string-value="&quot;MM&quot;:16, " calcext:value-type="string">
            <text:p>"MM":16, </text:p>
          </table:table-cell>
          <table:table-cell table:formula="of:=CONCATENATE(&quot;&quot;&quot;&quot;;[.A36];&quot;&quot;&quot;:&quot;&quot;&quot;;[.C36];&quot;&quot;&quot;,&quot;)" office:value-type="string" office:string-value="&quot;m&quot;:&quot;MM&quot;," calcext:value-type="string">
            <text:p>"m":"MM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suNG</text:p>
          </table:table-cell>
          <table:table-cell table:style-name="ce5" office:value-type="string" calcext:value-type="string">
            <text:p>NG</text:p>
          </table:table-cell>
          <table:table-cell office:value-type="float" office:value="44" calcext:value-type="float">
            <text:p>44</text:p>
          </table:table-cell>
          <table:table-cell table:formula="of:=BASE([.D37];8;3)" office:value-type="string" office:string-value="054" calcext:value-type="string">
            <text:p>054</text:p>
          </table:table-cell>
          <table:table-cell table:formula="of:=BASE([.D37];16;2)" office:value-type="string" office:string-value="2C" calcext:value-type="string">
            <text:p>2C</text:p>
          </table:table-cell>
          <table:table-cell table:style-name="ce5" office:value-type="string" calcext:value-type="string">
            <text:p>Anchor</text:p>
          </table:table-cell>
          <table:table-cell table:style-name="ce5" office:value-type="string" calcext:value-type="string">
            <text:p>220MS</text:p>
          </table:table-cell>
          <table:table-cell table:formula="of:=CONCATENATE(&quot;&quot;&quot;&quot;;[.C37];&quot;&quot;&quot;:&quot;;TEXT([.D37];&quot;0#&quot;);&quot;, &quot;;)" office:value-type="string" office:string-value="&quot;NG&quot;:44, " calcext:value-type="string">
            <text:p>"NG":44, </text:p>
          </table:table-cell>
          <table:table-cell table:formula="of:=CONCATENATE(&quot;&quot;&quot;&quot;;[.A37];&quot;&quot;&quot;:&quot;&quot;&quot;;[.C37];&quot;&quot;&quot;,&quot;)" office:value-type="string" office:string-value="&quot;NG&quot;:&quot;NG&quot;," calcext:value-type="string">
            <text:p>"NG":"NG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NN1</text:p>
          </table:table-cell>
          <table:table-cell office:value-type="float" office:value="11" calcext:value-type="float">
            <text:p>11</text:p>
          </table:table-cell>
          <table:table-cell table:formula="of:=BASE([.D38];8;3)" office:value-type="string" office:string-value="013" calcext:value-type="string">
            <text:p>013</text:p>
          </table:table-cell>
          <table:table-cell table:formula="of:=BASE([.D38];16;2)" office:value-type="string" office:string-value="0B" calcext:value-type="string">
            <text:p>0B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140MS</text:p>
          </table:table-cell>
          <table:table-cell table:formula="of:=CONCATENATE(&quot;&quot;&quot;&quot;;[.C38];&quot;&quot;&quot;:&quot;;TEXT([.D38];&quot;0#&quot;);&quot;, &quot;;)" office:value-type="string" office:string-value="&quot;NN1&quot;:11, " calcext:value-type="string">
            <text:p>"NN1":11, </text:p>
          </table:table-cell>
          <table:table-cell table:formula="of:=CONCATENATE(&quot;&quot;&quot;&quot;;[.A38];&quot;&quot;&quot;:&quot;&quot;&quot;;[.C38];&quot;&quot;&quot;,&quot;)" office:value-type="string" office:string-value="&quot;n&quot;:&quot;NN1&quot;," calcext:value-type="string">
            <text:p>"n":"NN1",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NN2</text:p>
          </table:table-cell>
          <table:table-cell office:value-type="float" office:value="56" calcext:value-type="float">
            <text:p>56</text:p>
          </table:table-cell>
          <table:table-cell table:formula="of:=BASE([.D39];8;3)" office:value-type="string" office:string-value="070" calcext:value-type="string">
            <text:p>070</text:p>
          </table:table-cell>
          <table:table-cell table:formula="of:=BASE([.D39];16;2)" office:value-type="string" office:string-value="38" calcext:value-type="string">
            <text:p>38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190MS</text:p>
          </table:table-cell>
          <table:table-cell table:formula="of:=CONCATENATE(&quot;&quot;&quot;&quot;;[.C39];&quot;&quot;&quot;:&quot;;TEXT([.D39];&quot;0#&quot;);&quot;, &quot;;)" office:value-type="string" office:string-value="&quot;NN2&quot;:56, " calcext:value-type="string">
            <text:p>"NN2":56, </text:p>
          </table:table-cell>
          <table:table-cell table:formula="of:=CONCATENATE(&quot;&quot;&quot;&quot;;[.A39];&quot;&quot;&quot;:&quot;&quot;&quot;;[.C39];&quot;&quot;&quot;,&quot;)" office:value-type="string" office:string-value="&quot;&quot;:&quot;NN2&quot;," calcext:value-type="string">
            <text:p>"":"NN2",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OR</text:p>
          </table:table-cell>
          <table:table-cell office:value-type="float" office:value="58" calcext:value-type="float">
            <text:p>58</text:p>
          </table:table-cell>
          <table:table-cell table:formula="of:=BASE([.D40];8;3)" office:value-type="string" office:string-value="072" calcext:value-type="string">
            <text:p>072</text:p>
          </table:table-cell>
          <table:table-cell table:formula="of:=BASE([.D40];16;2)" office:value-type="string" office:string-value="3A" calcext:value-type="string">
            <text:p>3A</text:p>
          </table:table-cell>
          <table:table-cell table:style-name="ce5" office:value-type="string" calcext:value-type="string">
            <text:p>Store</text:p>
          </table:table-cell>
          <table:table-cell table:style-name="ce5" office:value-type="string" calcext:value-type="string">
            <text:p>330MS</text:p>
          </table:table-cell>
          <table:table-cell table:formula="of:=CONCATENATE(&quot;&quot;&quot;&quot;;[.C40];&quot;&quot;&quot;:&quot;;TEXT([.D40];&quot;0#&quot;);&quot;, &quot;;)" office:value-type="string" office:string-value="&quot;OR&quot;:58, " calcext:value-type="string">
            <text:p>"OR":58, </text:p>
          </table:table-cell>
          <table:table-cell table:formula="of:=CONCATENATE(&quot;&quot;&quot;&quot;;[.A40];&quot;&quot;&quot;:&quot;&quot;&quot;;[.C40];&quot;&quot;&quot;,&quot;)" office:value-type="string" office:string-value="&quot;&quot;:&quot;OR&quot;," calcext:value-type="string">
            <text:p>"":"OR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W</text:p>
          </table:table-cell>
          <table:table-cell office:value-type="string" calcext:value-type="string">
            <text:p>lOne</text:p>
          </table:table-cell>
          <table:table-cell table:style-name="ce5" office:value-type="string" calcext:value-type="string">
            <text:p>OW</text:p>
          </table:table-cell>
          <table:table-cell office:value-type="float" office:value="53" calcext:value-type="float">
            <text:p>53</text:p>
          </table:table-cell>
          <table:table-cell table:formula="of:=BASE([.D41];8;3)" office:value-type="string" office:string-value="065" calcext:value-type="string">
            <text:p>065</text:p>
          </table:table-cell>
          <table:table-cell table:formula="of:=BASE([.D41];16;2)" office:value-type="string" office:string-value="35" calcext:value-type="string">
            <text:p>35</text:p>
          </table:table-cell>
          <table:table-cell table:style-name="ce5" office:value-type="string" calcext:value-type="string">
            <text:p>Beau</text:p>
          </table:table-cell>
          <table:table-cell table:style-name="ce5" office:value-type="string" calcext:value-type="string">
            <text:p>240MS</text:p>
          </table:table-cell>
          <table:table-cell table:formula="of:=CONCATENATE(&quot;&quot;&quot;&quot;;[.C41];&quot;&quot;&quot;:&quot;;TEXT([.D41];&quot;0#&quot;);&quot;, &quot;;)" office:value-type="string" office:string-value="&quot;OW&quot;:53, " calcext:value-type="string">
            <text:p>"OW":53, </text:p>
          </table:table-cell>
          <table:table-cell table:formula="of:=CONCATENATE(&quot;&quot;&quot;&quot;;[.A41];&quot;&quot;&quot;:&quot;&quot;&quot;;[.C41];&quot;&quot;&quot;,&quot;)" office:value-type="string" office:string-value="&quot;OW&quot;:&quot;OW&quot;," calcext:value-type="string">
            <text:p>"OW":"OW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Y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OY</text:p>
          </table:table-cell>
          <table:table-cell office:value-type="float" office:value="5" calcext:value-type="float">
            <text:p>5</text:p>
          </table:table-cell>
          <table:table-cell table:formula="of:=BASE([.D42];8;3)" office:value-type="string" office:string-value="005" calcext:value-type="string">
            <text:p>005</text:p>
          </table:table-cell>
          <table:table-cell table:formula="of:=BASE([.D42];16;2)" office:value-type="string" office:string-value="05" calcext:value-type="string">
            <text:p>05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420MS</text:p>
          </table:table-cell>
          <table:table-cell table:formula="of:=CONCATENATE(&quot;&quot;&quot;&quot;;[.C42];&quot;&quot;&quot;:&quot;;TEXT([.D42];&quot;0#&quot;);&quot;, &quot;;)" office:value-type="string" office:string-value="&quot;OY&quot;:05, " calcext:value-type="string">
            <text:p>"OY":05, </text:p>
          </table:table-cell>
          <table:table-cell table:formula="of:=CONCATENATE(&quot;&quot;&quot;&quot;;[.A42];&quot;&quot;&quot;:&quot;&quot;&quot;;[.C42];&quot;&quot;&quot;,&quot;)" office:value-type="string" office:string-value="&quot;OY&quot;:&quot;OY&quot;," calcext:value-type="string">
            <text:p>"OY":"OY",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A1</text:p>
          </table:table-cell>
          <table:table-cell office:value-type="float" office:value="0" calcext:value-type="float">
            <text:p>0</text:p>
          </table:table-cell>
          <table:table-cell table:formula="of:=BASE([.D43];8;3)" office:value-type="string" office:string-value="000" calcext:value-type="string">
            <text:p>000</text:p>
          </table:table-cell>
          <table:table-cell table:formula="of:=BASE([.D43];16;2)" office:value-type="string" office:string-value="00" calcext:value-type="string">
            <text:p>00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10MS</text:p>
          </table:table-cell>
          <table:table-cell table:formula="of:=CONCATENATE(&quot;&quot;&quot;&quot;;[.C43];&quot;&quot;&quot;:&quot;;TEXT([.D43];&quot;0#&quot;);&quot;, &quot;;)" office:value-type="string" office:string-value="&quot;PA1&quot;:0, " calcext:value-type="string">
            <text:p>"PA1":0, </text:p>
          </table:table-cell>
          <table:table-cell table:formula="of:=CONCATENATE(&quot;&quot;&quot;&quot;;[.A43];&quot;&quot;&quot;:&quot;&quot;&quot;;[.C43];&quot;&quot;&quot;,&quot;)" office:value-type="string" office:string-value="&quot;&quot;:&quot;PA1&quot;," calcext:value-type="string">
            <text:p>"":"PA1",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A2</text:p>
          </table:table-cell>
          <table:table-cell office:value-type="float" office:value="1" calcext:value-type="float">
            <text:p>1</text:p>
          </table:table-cell>
          <table:table-cell table:formula="of:=BASE([.D44];8;3)" office:value-type="string" office:string-value="001" calcext:value-type="string">
            <text:p>001</text:p>
          </table:table-cell>
          <table:table-cell table:formula="of:=BASE([.D44];16;2)" office:value-type="string" office:string-value="01" calcext:value-type="string">
            <text:p>01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30MS</text:p>
          </table:table-cell>
          <table:table-cell table:formula="of:=CONCATENATE(&quot;&quot;&quot;&quot;;[.C44];&quot;&quot;&quot;:&quot;;TEXT([.D44];&quot;0#&quot;);&quot;, &quot;;)" office:value-type="string" office:string-value="&quot;PA2&quot;:01, " calcext:value-type="string">
            <text:p>"PA2":01, </text:p>
          </table:table-cell>
          <table:table-cell table:formula="of:=CONCATENATE(&quot;&quot;&quot;&quot;;[.A44];&quot;&quot;&quot;:&quot;&quot;&quot;;[.C44];&quot;&quot;&quot;,&quot;)" office:value-type="string" office:string-value="&quot;&quot;:&quot;PA2&quot;," calcext:value-type="string">
            <text:p>"":"PA2",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A3</text:p>
          </table:table-cell>
          <table:table-cell office:value-type="float" office:value="2" calcext:value-type="float">
            <text:p>2</text:p>
          </table:table-cell>
          <table:table-cell table:formula="of:=BASE([.D45];8;3)" office:value-type="string" office:string-value="002" calcext:value-type="string">
            <text:p>002</text:p>
          </table:table-cell>
          <table:table-cell table:formula="of:=BASE([.D45];16;2)" office:value-type="string" office:string-value="02" calcext:value-type="string">
            <text:p>02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50MS</text:p>
          </table:table-cell>
          <table:table-cell table:formula="of:=CONCATENATE(&quot;&quot;&quot;&quot;;[.C45];&quot;&quot;&quot;:&quot;;TEXT([.D45];&quot;0#&quot;);&quot;, &quot;;)" office:value-type="string" office:string-value="&quot;PA3&quot;:02, " calcext:value-type="string">
            <text:p>"PA3":02, </text:p>
          </table:table-cell>
          <table:table-cell table:formula="of:=CONCATENATE(&quot;&quot;&quot;&quot;;[.A45];&quot;&quot;&quot;:&quot;&quot;&quot;;[.C45];&quot;&quot;&quot;,&quot;)" office:value-type="string" office:string-value="&quot;&quot;:&quot;PA3&quot;," calcext:value-type="string">
            <text:p>"":"PA3",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A4</text:p>
          </table:table-cell>
          <table:table-cell office:value-type="float" office:value="3" calcext:value-type="float">
            <text:p>3</text:p>
          </table:table-cell>
          <table:table-cell table:formula="of:=BASE([.D46];8;3)" office:value-type="string" office:string-value="003" calcext:value-type="string">
            <text:p>003</text:p>
          </table:table-cell>
          <table:table-cell table:formula="of:=BASE([.D46];16;2)" office:value-type="string" office:string-value="03" calcext:value-type="string">
            <text:p>03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100MS</text:p>
          </table:table-cell>
          <table:table-cell table:formula="of:=CONCATENATE(&quot;&quot;&quot;&quot;;[.C46];&quot;&quot;&quot;:&quot;;TEXT([.D46];&quot;0#&quot;);&quot;, &quot;;)" office:value-type="string" office:string-value="&quot;PA4&quot;:03, " calcext:value-type="string">
            <text:p>"PA4":03, </text:p>
          </table:table-cell>
          <table:table-cell table:formula="of:=CONCATENATE(&quot;&quot;&quot;&quot;;[.A46];&quot;&quot;&quot;:&quot;&quot;&quot;;[.C46];&quot;&quot;&quot;,&quot;)" office:value-type="string" office:string-value="&quot;&quot;:&quot;PA4&quot;," calcext:value-type="string">
            <text:p>"":"PA4",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A5</text:p>
          </table:table-cell>
          <table:table-cell office:value-type="float" office:value="4" calcext:value-type="float">
            <text:p>4</text:p>
          </table:table-cell>
          <table:table-cell table:formula="of:=BASE([.D47];8;3)" office:value-type="string" office:string-value="004" calcext:value-type="string">
            <text:p>004</text:p>
          </table:table-cell>
          <table:table-cell table:formula="of:=BASE([.D47];16;2)" office:value-type="string" office:string-value="04" calcext:value-type="string">
            <text:p>04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200MS</text:p>
          </table:table-cell>
          <table:table-cell table:formula="of:=CONCATENATE(&quot;&quot;&quot;&quot;;[.C47];&quot;&quot;&quot;:&quot;;TEXT([.D47];&quot;0#&quot;);&quot;, &quot;;)" office:value-type="string" office:string-value="&quot;PA5&quot;:04, " calcext:value-type="string">
            <text:p>"PA5":04, </text:p>
          </table:table-cell>
          <table:table-cell table:formula="of:=CONCATENATE(&quot;&quot;&quot;&quot;;[.A47];&quot;&quot;&quot;:&quot;&quot;&quot;;[.C47];&quot;&quot;&quot;,&quot;)" office:value-type="string" office:string-value="&quot;&quot;:&quot;PA5&quot;," calcext:value-type="string">
            <text:p>"":"PA5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PP</text:p>
          </table:table-cell>
          <table:table-cell office:value-type="float" office:value="9" calcext:value-type="float">
            <text:p>9</text:p>
          </table:table-cell>
          <table:table-cell table:formula="of:=BASE([.D48];8;3)" office:value-type="string" office:string-value="011" calcext:value-type="string">
            <text:p>011</text:p>
          </table:table-cell>
          <table:table-cell table:formula="of:=BASE([.D48];16;2)" office:value-type="string" office:string-value="09" calcext:value-type="string">
            <text:p>09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210MS</text:p>
          </table:table-cell>
          <table:table-cell table:formula="of:=CONCATENATE(&quot;&quot;&quot;&quot;;[.C48];&quot;&quot;&quot;:&quot;;TEXT([.D48];&quot;0#&quot;);&quot;, &quot;;)" office:value-type="string" office:string-value="&quot;PP&quot;:09, " calcext:value-type="string">
            <text:p>"PP":09, </text:p>
          </table:table-cell>
          <table:table-cell table:formula="of:=CONCATENATE(&quot;&quot;&quot;&quot;;[.A48];&quot;&quot;&quot;:&quot;&quot;&quot;;[.C48];&quot;&quot;&quot;,&quot;)" office:value-type="string" office:string-value="&quot;p&quot;:&quot;PP&quot;," calcext:value-type="string">
            <text:p>"p":"PP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RR1</text:p>
          </table:table-cell>
          <table:table-cell office:value-type="float" office:value="14" calcext:value-type="float">
            <text:p>14</text:p>
          </table:table-cell>
          <table:table-cell table:formula="of:=BASE([.D49];8;3)" office:value-type="string" office:string-value="016" calcext:value-type="string">
            <text:p>016</text:p>
          </table:table-cell>
          <table:table-cell table:formula="of:=BASE([.D49];16;2)" office:value-type="string" office:string-value="0E" calcext:value-type="string">
            <text:p>0E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170MS</text:p>
          </table:table-cell>
          <table:table-cell table:formula="of:=CONCATENATE(&quot;&quot;&quot;&quot;;[.C49];&quot;&quot;&quot;:&quot;;TEXT([.D49];&quot;0#&quot;);&quot;, &quot;;)" office:value-type="string" office:string-value="&quot;RR1&quot;:14, " calcext:value-type="string">
            <text:p>"RR1":14, </text:p>
          </table:table-cell>
          <table:table-cell table:formula="of:=CONCATENATE(&quot;&quot;&quot;&quot;;[.A49];&quot;&quot;&quot;:&quot;&quot;&quot;;[.C49];&quot;&quot;&quot;,&quot;)" office:value-type="string" office:string-value="&quot;r&quot;:&quot;RR1&quot;," calcext:value-type="string">
            <text:p>"r":"RR1",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RR2</text:p>
          </table:table-cell>
          <table:table-cell office:value-type="float" office:value="39" calcext:value-type="float">
            <text:p>39</text:p>
          </table:table-cell>
          <table:table-cell table:formula="of:=BASE([.D50];8;3)" office:value-type="string" office:string-value="047" calcext:value-type="string">
            <text:p>047</text:p>
          </table:table-cell>
          <table:table-cell table:formula="of:=BASE([.D50];16;2)" office:value-type="string" office:string-value="27" calcext:value-type="string">
            <text:p>27</text:p>
          </table:table-cell>
          <table:table-cell table:style-name="ce5" office:value-type="string" calcext:value-type="string">
            <text:p>Brain</text:p>
          </table:table-cell>
          <table:table-cell table:style-name="ce5" office:value-type="string" calcext:value-type="string">
            <text:p>120MS</text:p>
          </table:table-cell>
          <table:table-cell table:formula="of:=CONCATENATE(&quot;&quot;&quot;&quot;;[.C50];&quot;&quot;&quot;:&quot;;TEXT([.D50];&quot;0#&quot;);&quot;, &quot;;)" office:value-type="string" office:string-value="&quot;RR2&quot;:39, " calcext:value-type="string">
            <text:p>"RR2":39, </text:p>
          </table:table-cell>
          <table:table-cell table:formula="of:=CONCATENATE(&quot;&quot;&quot;&quot;;[.A50];&quot;&quot;&quot;:&quot;&quot;&quot;;[.C50];&quot;&quot;&quot;,&quot;)" office:value-type="string" office:string-value="&quot;&quot;:&quot;RR2&quot;," calcext:value-type="string">
            <text:p>"":"RR2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leaSH</text:p>
          </table:table-cell>
          <table:table-cell table:style-name="ce5" office:value-type="string" calcext:value-type="string">
            <text:p>SH</text:p>
          </table:table-cell>
          <table:table-cell office:value-type="float" office:value="37" calcext:value-type="float">
            <text:p>37</text:p>
          </table:table-cell>
          <table:table-cell table:formula="of:=BASE([.D51];8;3)" office:value-type="string" office:string-value="045" calcext:value-type="string">
            <text:p>045</text:p>
          </table:table-cell>
          <table:table-cell table:formula="of:=BASE([.D51];16;2)" office:value-type="string" office:string-value="25" calcext:value-type="string">
            <text:p>25</text:p>
          </table:table-cell>
          <table:table-cell table:style-name="ce5" office:value-type="string" calcext:value-type="string">
            <text:p>Ship</text:p>
          </table:table-cell>
          <table:table-cell table:style-name="ce5" office:value-type="string" calcext:value-type="string">
            <text:p>160MS</text:p>
          </table:table-cell>
          <table:table-cell table:formula="of:=CONCATENATE(&quot;&quot;&quot;&quot;;[.C51];&quot;&quot;&quot;:&quot;;TEXT([.D51];&quot;0#&quot;);&quot;, &quot;;)" office:value-type="string" office:string-value="&quot;SH&quot;:37, " calcext:value-type="string">
            <text:p>"SH":37, </text:p>
          </table:table-cell>
          <table:table-cell table:formula="of:=CONCATENATE(&quot;&quot;&quot;&quot;;[.A51];&quot;&quot;&quot;:&quot;&quot;&quot;;[.C51];&quot;&quot;&quot;,&quot;)" office:value-type="string" office:string-value="&quot;SH&quot;:&quot;SH&quot;," calcext:value-type="string">
            <text:p>"SH":"SH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ue</text:p>
          </table:table-cell>
          <table:table-cell table:style-name="ce5" office:value-type="string" calcext:value-type="string">
            <text:p>SS</text:p>
          </table:table-cell>
          <table:table-cell office:value-type="float" office:value="55" calcext:value-type="float">
            <text:p>55</text:p>
          </table:table-cell>
          <table:table-cell table:formula="of:=BASE([.D52];8;3)" office:value-type="string" office:string-value="067" calcext:value-type="string">
            <text:p>067</text:p>
          </table:table-cell>
          <table:table-cell table:formula="of:=BASE([.D52];16;2)" office:value-type="string" office:string-value="37" calcext:value-type="string">
            <text:p>37</text:p>
          </table:table-cell>
          <table:table-cell table:style-name="ce5" office:value-type="string" calcext:value-type="string">
            <text:p>Vest</text:p>
          </table:table-cell>
          <table:table-cell table:style-name="ce5" office:value-type="string" calcext:value-type="string">
            <text:p>90MS</text:p>
          </table:table-cell>
          <table:table-cell table:formula="of:=CONCATENATE(&quot;&quot;&quot;&quot;;[.C52];&quot;&quot;&quot;:&quot;;TEXT([.D52];&quot;0#&quot;);&quot;, &quot;;)" office:value-type="string" office:string-value="&quot;SS&quot;:55, " calcext:value-type="string">
            <text:p>"SS":55, </text:p>
          </table:table-cell>
          <table:table-cell table:formula="of:=CONCATENATE(&quot;&quot;&quot;&quot;;[.A52];&quot;&quot;&quot;:&quot;&quot;&quot;;[.C52];&quot;&quot;&quot;,&quot;)" office:value-type="string" office:string-value="&quot;s&quot;:&quot;SS&quot;," calcext:value-type="string">
            <text:p>"s":"SS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eTHer</text:p>
          </table:table-cell>
          <table:table-cell office:value-type="string" calcext:value-type="string">
            <text:p>TH</text:p>
          </table:table-cell>
          <table:table-cell office:value-type="float" office:value="29" calcext:value-type="float">
            <text:p>29</text:p>
          </table:table-cell>
          <table:table-cell table:formula="of:=BASE([.D53];8;3)" office:value-type="string" office:string-value="035" calcext:value-type="string">
            <text:p>035</text:p>
          </table:table-cell>
          <table:table-cell table:formula="of:=BASE([.D53];16;2)" office:value-type="string" office:string-value="1D" calcext:value-type="string">
            <text:p>1D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180MS</text:p>
          </table:table-cell>
          <table:table-cell table:formula="of:=CONCATENATE(&quot;&quot;&quot;&quot;;[.C53];&quot;&quot;&quot;:&quot;;TEXT([.D53];&quot;0#&quot;);&quot;, &quot;;)" office:value-type="string" office:string-value="&quot;TH&quot;:29, " calcext:value-type="string">
            <text:p>"TH":29, </text:p>
          </table:table-cell>
          <table:table-cell table:formula="of:=CONCATENATE(&quot;&quot;&quot;&quot;;[.A53];&quot;&quot;&quot;:&quot;&quot;&quot;;[.C53];&quot;&quot;&quot;,&quot;)" office:value-type="string" office:string-value="&quot;TH&quot;:&quot;TH&quot;," calcext:value-type="string">
            <text:p>"TH":"TH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T1</text:p>
          </table:table-cell>
          <table:table-cell office:value-type="float" office:value="17" calcext:value-type="float">
            <text:p>17</text:p>
          </table:table-cell>
          <table:table-cell table:formula="of:=BASE([.D54];8;3)" office:value-type="string" office:string-value="021" calcext:value-type="string">
            <text:p>021</text:p>
          </table:table-cell>
          <table:table-cell table:formula="of:=BASE([.D54];16;2)" office:value-type="string" office:string-value="11" calcext:value-type="string">
            <text:p>1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100MS</text:p>
          </table:table-cell>
          <table:table-cell table:formula="of:=CONCATENATE(&quot;&quot;&quot;&quot;;[.C54];&quot;&quot;&quot;:&quot;;TEXT([.D54];&quot;0#&quot;);&quot;, &quot;;)" office:value-type="string" office:string-value="&quot;TT1&quot;:17, " calcext:value-type="string">
            <text:p>"TT1":17, </text:p>
          </table:table-cell>
          <table:table-cell table:formula="of:=CONCATENATE(&quot;&quot;&quot;&quot;;[.A54];&quot;&quot;&quot;:&quot;&quot;&quot;;[.C54];&quot;&quot;&quot;,&quot;)" office:value-type="string" office:string-value="&quot;t&quot;:&quot;TT1&quot;," calcext:value-type="string">
            <text:p>"t":"TT1",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T2</text:p>
          </table:table-cell>
          <table:table-cell office:value-type="float" office:value="13" calcext:value-type="float">
            <text:p>13</text:p>
          </table:table-cell>
          <table:table-cell table:formula="of:=BASE([.D55];8;3)" office:value-type="string" office:string-value="015" calcext:value-type="string">
            <text:p>015</text:p>
          </table:table-cell>
          <table:table-cell table:formula="of:=BASE([.D55];16;2)" office:value-type="string" office:string-value="0D" calcext:value-type="string">
            <text:p>0D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140MS</text:p>
          </table:table-cell>
          <table:table-cell table:formula="of:=CONCATENATE(&quot;&quot;&quot;&quot;;[.C55];&quot;&quot;&quot;:&quot;;TEXT([.D55];&quot;0#&quot;);&quot;, &quot;;)" office:value-type="string" office:string-value="&quot;TT2&quot;:13, " calcext:value-type="string">
            <text:p>"TT2":13, </text:p>
          </table:table-cell>
          <table:table-cell table:formula="of:=CONCATENATE(&quot;&quot;&quot;&quot;;[.A55];&quot;&quot;&quot;:&quot;&quot;&quot;;[.C55];&quot;&quot;&quot;,&quot;)" office:value-type="string" office:string-value="&quot;&quot;:&quot;TT2&quot;," calcext:value-type="string">
            <text:p>"":"TT2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H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UH</text:p>
          </table:table-cell>
          <table:table-cell office:value-type="float" office:value="30" calcext:value-type="float">
            <text:p>30</text:p>
          </table:table-cell>
          <table:table-cell table:formula="of:=BASE([.D56];8;3)" office:value-type="string" office:string-value="036" calcext:value-type="string">
            <text:p>036</text:p>
          </table:table-cell>
          <table:table-cell table:formula="of:=BASE([.D56];16;2)" office:value-type="string" office:string-value="1E" calcext:value-type="string">
            <text:p>1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100MS</text:p>
          </table:table-cell>
          <table:table-cell table:formula="of:=CONCATENATE(&quot;&quot;&quot;&quot;;[.C56];&quot;&quot;&quot;:&quot;;TEXT([.D56];&quot;0#&quot;);&quot;, &quot;;)" office:value-type="string" office:string-value="&quot;UH&quot;:30, " calcext:value-type="string">
            <text:p>"UH":30, </text:p>
          </table:table-cell>
          <table:table-cell table:formula="of:=CONCATENATE(&quot;&quot;&quot;&quot;;[.A56];&quot;&quot;&quot;:&quot;&quot;&quot;;[.C56];&quot;&quot;&quot;,&quot;)" office:value-type="string" office:string-value="&quot;UH&quot;:&quot;UH&quot;," calcext:value-type="string">
            <text:p>"UH":"UH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UW1</text:p>
          </table:table-cell>
          <table:table-cell office:value-type="float" office:value="22" calcext:value-type="float">
            <text:p>22</text:p>
          </table:table-cell>
          <table:table-cell table:formula="of:=BASE([.D57];8;3)" office:value-type="string" office:string-value="026" calcext:value-type="string">
            <text:p>026</text:p>
          </table:table-cell>
          <table:table-cell table:formula="of:=BASE([.D57];16;2)" office:value-type="string" office:string-value="16" calcext:value-type="string">
            <text:p>1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100MS</text:p>
          </table:table-cell>
          <table:table-cell table:formula="of:=CONCATENATE(&quot;&quot;&quot;&quot;;[.C57];&quot;&quot;&quot;:&quot;;TEXT([.D57];&quot;0#&quot;);&quot;, &quot;;)" office:value-type="string" office:string-value="&quot;UW1&quot;:22, " calcext:value-type="string">
            <text:p>"UW1":22, </text:p>
          </table:table-cell>
          <table:table-cell table:formula="of:=CONCATENATE(&quot;&quot;&quot;&quot;;[.A57];&quot;&quot;&quot;:&quot;&quot;&quot;;[.C57];&quot;&quot;&quot;,&quot;)" office:value-type="string" office:string-value="&quot;AH&quot;:&quot;UW1&quot;," calcext:value-type="string">
            <text:p>"AH":"UW1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W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UW2</text:p>
          </table:table-cell>
          <table:table-cell office:value-type="float" office:value="31" calcext:value-type="float">
            <text:p>31</text:p>
          </table:table-cell>
          <table:table-cell table:formula="of:=BASE([.D58];8;3)" office:value-type="string" office:string-value="037" calcext:value-type="string">
            <text:p>037</text:p>
          </table:table-cell>
          <table:table-cell table:formula="of:=BASE([.D58];16;2)" office:value-type="string" office:string-value="1F" calcext:value-type="string">
            <text:p>1F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260MS</text:p>
          </table:table-cell>
          <table:table-cell table:formula="of:=CONCATENATE(&quot;&quot;&quot;&quot;;[.C58];&quot;&quot;&quot;:&quot;;TEXT([.D58];&quot;0#&quot;);&quot;, &quot;;)" office:value-type="string" office:string-value="&quot;UW2&quot;:31, " calcext:value-type="string">
            <text:p>"UW2":31, </text:p>
          </table:table-cell>
          <table:table-cell table:formula="of:=CONCATENATE(&quot;&quot;&quot;&quot;;[.A58];&quot;&quot;&quot;:&quot;&quot;&quot;;[.C58];&quot;&quot;&quot;,&quot;)" office:value-type="string" office:string-value="&quot;UW&quot;:&quot;UW2&quot;," calcext:value-type="string">
            <text:p>"UW":"UW2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ault</text:p>
          </table:table-cell>
          <table:table-cell table:style-name="ce5" office:value-type="string" calcext:value-type="string">
            <text:p>VV</text:p>
          </table:table-cell>
          <table:table-cell office:value-type="float" office:value="35" calcext:value-type="float">
            <text:p>35</text:p>
          </table:table-cell>
          <table:table-cell table:formula="of:=BASE([.D59];8;3)" office:value-type="string" office:string-value="043" calcext:value-type="string">
            <text:p>043</text:p>
          </table:table-cell>
          <table:table-cell table:formula="of:=BASE([.D59];16;2)" office:value-type="string" office:string-value="23" calcext:value-type="string">
            <text:p>23</text:p>
          </table:table-cell>
          <table:table-cell table:style-name="ce5" office:value-type="string" calcext:value-type="string">
            <text:p>Vest</text:p>
          </table:table-cell>
          <table:table-cell table:style-name="ce5" office:value-type="string" calcext:value-type="string">
            <text:p>19OMS</text:p>
          </table:table-cell>
          <table:table-cell table:formula="of:=CONCATENATE(&quot;&quot;&quot;&quot;;[.C59];&quot;&quot;&quot;:&quot;;TEXT([.D59];&quot;0#&quot;);&quot;, &quot;;)" office:value-type="string" office:string-value="&quot;VV&quot;:35, " calcext:value-type="string">
            <text:p>"VV":35, </text:p>
          </table:table-cell>
          <table:table-cell table:formula="of:=CONCATENATE(&quot;&quot;&quot;&quot;;[.A59];&quot;&quot;&quot;:&quot;&quot;&quot;;[.C59];&quot;&quot;&quot;,&quot;)" office:value-type="string" office:string-value="&quot;v&quot;:&quot;VV&quot;," calcext:value-type="string">
            <text:p>"v":"VV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H</text:p>
          </table:table-cell>
          <table:table-cell office:value-type="string" calcext:value-type="string">
            <text:p>WHere</text:p>
          </table:table-cell>
          <table:table-cell table:style-name="ce5" office:value-type="string" calcext:value-type="string">
            <text:p>WH</text:p>
          </table:table-cell>
          <table:table-cell office:value-type="float" office:value="48" calcext:value-type="float">
            <text:p>48</text:p>
          </table:table-cell>
          <table:table-cell table:formula="of:=BASE([.D60];8;3)" office:value-type="string" office:string-value="060" calcext:value-type="string">
            <text:p>060</text:p>
          </table:table-cell>
          <table:table-cell table:formula="of:=BASE([.D60];16;2)" office:value-type="string" office:string-value="30" calcext:value-type="string">
            <text:p>30</text:p>
          </table:table-cell>
          <table:table-cell table:style-name="ce5" office:value-type="string" calcext:value-type="string">
            <text:p>Whig</text:p>
          </table:table-cell>
          <table:table-cell table:style-name="ce5" office:value-type="string" calcext:value-type="string">
            <text:p>200MS</text:p>
          </table:table-cell>
          <table:table-cell table:formula="of:=CONCATENATE(&quot;&quot;&quot;&quot;;[.C60];&quot;&quot;&quot;:&quot;;TEXT([.D60];&quot;0#&quot;);&quot;, &quot;;)" office:value-type="string" office:string-value="&quot;WH&quot;:48, " calcext:value-type="string">
            <text:p>"WH":48, </text:p>
          </table:table-cell>
          <table:table-cell table:formula="of:=CONCATENATE(&quot;&quot;&quot;&quot;;[.A60];&quot;&quot;&quot;:&quot;&quot;&quot;;[.C60];&quot;&quot;&quot;,&quot;)" office:value-type="string" office:string-value="&quot;WH&quot;:&quot;WH&quot;," calcext:value-type="string">
            <text:p>"WH":"WH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ear</text:p>
          </table:table-cell>
          <table:table-cell table:style-name="ce5" office:value-type="string" calcext:value-type="string">
            <text:p>WW</text:p>
          </table:table-cell>
          <table:table-cell office:value-type="float" office:value="46" calcext:value-type="float">
            <text:p>46</text:p>
          </table:table-cell>
          <table:table-cell table:formula="of:=BASE([.D61];8;3)" office:value-type="string" office:string-value="056" calcext:value-type="string">
            <text:p>056</text:p>
          </table:table-cell>
          <table:table-cell table:formula="of:=BASE([.D61];16;2)" office:value-type="string" office:string-value="2E" calcext:value-type="string">
            <text:p>2E</text:p>
          </table:table-cell>
          <table:table-cell table:style-name="ce5" office:value-type="string" calcext:value-type="string">
            <text:p>Wool</text:p>
          </table:table-cell>
          <table:table-cell table:style-name="ce5" office:value-type="string" calcext:value-type="string">
            <text:p>180MS</text:p>
          </table:table-cell>
          <table:table-cell table:formula="of:=CONCATENATE(&quot;&quot;&quot;&quot;;[.C61];&quot;&quot;&quot;:&quot;;TEXT([.D61];&quot;0#&quot;);&quot;, &quot;;)" office:value-type="string" office:string-value="&quot;WW&quot;:46, " calcext:value-type="string">
            <text:p>"WW":46, </text:p>
          </table:table-cell>
          <table:table-cell table:formula="of:=CONCATENATE(&quot;&quot;&quot;&quot;;[.A61];&quot;&quot;&quot;:&quot;&quot;&quot;;[.C61];&quot;&quot;&quot;,&quot;)" office:value-type="string" office:string-value="&quot;w&quot;:&quot;WW&quot;," calcext:value-type="string">
            <text:p>"w":"WW",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XR</text:p>
          </table:table-cell>
          <table:table-cell office:value-type="float" office:value="47" calcext:value-type="float">
            <text:p>47</text:p>
          </table:table-cell>
          <table:table-cell table:formula="of:=BASE([.D62];8;3)" office:value-type="string" office:string-value="057" calcext:value-type="string">
            <text:p>057</text:p>
          </table:table-cell>
          <table:table-cell table:formula="of:=BASE([.D62];16;2)" office:value-type="string" office:string-value="2F" calcext:value-type="string">
            <text:p>2F</text:p>
          </table:table-cell>
          <table:table-cell table:style-name="ce5" office:value-type="string" calcext:value-type="string">
            <text:p>Repair</text:p>
          </table:table-cell>
          <table:table-cell table:style-name="ce5" office:value-type="string" calcext:value-type="string">
            <text:p>360MS</text:p>
          </table:table-cell>
          <table:table-cell table:formula="of:=CONCATENATE(&quot;&quot;&quot;&quot;;[.C62];&quot;&quot;&quot;:&quot;;TEXT([.D62];&quot;0#&quot;);&quot;, &quot;;)" office:value-type="string" office:string-value="&quot;XR&quot;:47, " calcext:value-type="string">
            <text:p>"XR":47, </text:p>
          </table:table-cell>
          <table:table-cell table:formula="of:=CONCATENATE(&quot;&quot;&quot;&quot;;[.A62];&quot;&quot;&quot;:&quot;&quot;&quot;;[.C62];&quot;&quot;&quot;,&quot;)" office:value-type="string" office:string-value="&quot;&quot;:&quot;XR&quot;," calcext:value-type="string">
            <text:p>"":"XR",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YR</text:p>
          </table:table-cell>
          <table:table-cell office:value-type="float" office:value="60" calcext:value-type="float">
            <text:p>60</text:p>
          </table:table-cell>
          <table:table-cell table:formula="of:=BASE([.D63];8;3)" office:value-type="string" office:string-value="074" calcext:value-type="string">
            <text:p>074</text:p>
          </table:table-cell>
          <table:table-cell table:formula="of:=BASE([.D63];16;2)" office:value-type="string" office:string-value="3C" calcext:value-type="string">
            <text:p>3C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350MS</text:p>
          </table:table-cell>
          <table:table-cell table:formula="of:=CONCATENATE(&quot;&quot;&quot;&quot;;[.C63];&quot;&quot;&quot;:&quot;;TEXT([.D63];&quot;0#&quot;);&quot;, &quot;;)" office:value-type="string" office:string-value="&quot;YR&quot;:60, " calcext:value-type="string">
            <text:p>"YR":60, </text:p>
          </table:table-cell>
          <table:table-cell table:formula="of:=CONCATENATE(&quot;&quot;&quot;&quot;;[.A63];&quot;&quot;&quot;:&quot;&quot;&quot;;[.C63];&quot;&quot;&quot;,&quot;)" office:value-type="string" office:string-value="&quot;&quot;:&quot;YR&quot;," calcext:value-type="string">
            <text:p>"":"YR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Young</text:p>
          </table:table-cell>
          <table:table-cell table:style-name="ce5" office:value-type="string" calcext:value-type="string">
            <text:p>YY1</text:p>
          </table:table-cell>
          <table:table-cell office:value-type="float" office:value="49" calcext:value-type="float">
            <text:p>49</text:p>
          </table:table-cell>
          <table:table-cell table:formula="of:=BASE([.D64];8;3)" office:value-type="string" office:string-value="061" calcext:value-type="string">
            <text:p>061</text:p>
          </table:table-cell>
          <table:table-cell table:formula="of:=BASE([.D64];16;2)" office:value-type="string" office:string-value="31" calcext:value-type="string">
            <text:p>31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130MS</text:p>
          </table:table-cell>
          <table:table-cell table:formula="of:=CONCATENATE(&quot;&quot;&quot;&quot;;[.C64];&quot;&quot;&quot;:&quot;;TEXT([.D64];&quot;0#&quot;);&quot;, &quot;;)" office:value-type="string" office:string-value="&quot;YY1&quot;:49, " calcext:value-type="string">
            <text:p>"YY1":49, </text:p>
          </table:table-cell>
          <table:table-cell table:formula="of:=CONCATENATE(&quot;&quot;&quot;&quot;;[.A64];&quot;&quot;&quot;:&quot;&quot;&quot;;[.C64];&quot;&quot;&quot;,&quot;)" office:value-type="string" office:string-value="&quot;y&quot;:&quot;YY1&quot;," calcext:value-type="string">
            <text:p>"y":"YY1",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YY2</text:p>
          </table:table-cell>
          <table:table-cell office:value-type="float" office:value="25" calcext:value-type="float">
            <text:p>25</text:p>
          </table:table-cell>
          <table:table-cell table:formula="of:=BASE([.D65];8;3)" office:value-type="string" office:string-value="031" calcext:value-type="string">
            <text:p>031</text:p>
          </table:table-cell>
          <table:table-cell table:formula="of:=BASE([.D65];16;2)" office:value-type="string" office:string-value="19" calcext:value-type="string">
            <text:p>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80MS</text:p>
          </table:table-cell>
          <table:table-cell table:formula="of:=CONCATENATE(&quot;&quot;&quot;&quot;;[.C65];&quot;&quot;&quot;:&quot;;TEXT([.D65];&quot;0#&quot;);&quot;, &quot;;)" office:value-type="string" office:string-value="&quot;YY2&quot;:25, " calcext:value-type="string">
            <text:p>"YY2":25, </text:p>
          </table:table-cell>
          <table:table-cell table:formula="of:=CONCATENATE(&quot;&quot;&quot;&quot;;[.A65];&quot;&quot;&quot;:&quot;&quot;&quot;;[.C65];&quot;&quot;&quot;,&quot;)" office:value-type="string" office:string-value="&quot;&quot;:&quot;YY2&quot;," calcext:value-type="string">
            <text:p>"":"YY2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leiSure</text:p>
          </table:table-cell>
          <table:table-cell table:style-name="ce5" office:value-type="string" calcext:value-type="string">
            <text:p>ZH</text:p>
          </table:table-cell>
          <table:table-cell office:value-type="float" office:value="38" calcext:value-type="float">
            <text:p>38</text:p>
          </table:table-cell>
          <table:table-cell table:formula="of:=BASE([.D66];8;3)" office:value-type="string" office:string-value="046" calcext:value-type="string">
            <text:p>046</text:p>
          </table:table-cell>
          <table:table-cell table:formula="of:=BASE([.D66];16;2)" office:value-type="string" office:string-value="26" calcext:value-type="string">
            <text:p>26</text:p>
          </table:table-cell>
          <table:table-cell table:style-name="ce5" office:value-type="string" calcext:value-type="string">
            <text:p>Azure</text:p>
          </table:table-cell>
          <table:table-cell table:style-name="ce5" office:value-type="string" calcext:value-type="string">
            <text:p>190MS</text:p>
          </table:table-cell>
          <table:table-cell table:formula="of:=CONCATENATE(&quot;&quot;&quot;&quot;;[.C66];&quot;&quot;&quot;:&quot;;TEXT([.D66];&quot;0#&quot;);&quot;, &quot;;)" office:value-type="string" office:string-value="&quot;ZH&quot;:38, " calcext:value-type="string">
            <text:p>"ZH":38, </text:p>
          </table:table-cell>
          <table:table-cell table:formula="of:=CONCATENATE(&quot;&quot;&quot;&quot;;[.A66];&quot;&quot;&quot;:&quot;&quot;&quot;;[.C66];&quot;&quot;&quot;,&quot;)" office:value-type="string" office:string-value="&quot;ZH&quot;:&quot;ZH&quot;," calcext:value-type="string">
            <text:p>"ZH":"ZH"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oo</text:p>
          </table:table-cell>
          <table:table-cell table:style-name="ce5" office:value-type="string" calcext:value-type="string">
            <text:p>ZZ</text:p>
          </table:table-cell>
          <table:table-cell office:value-type="float" office:value="43" calcext:value-type="float">
            <text:p>43</text:p>
          </table:table-cell>
          <table:table-cell table:formula="of:=BASE([.D67];8;3)" office:value-type="string" office:string-value="053" calcext:value-type="string">
            <text:p>053</text:p>
          </table:table-cell>
          <table:table-cell table:formula="of:=BASE([.D67];16;2)" office:value-type="string" office:string-value="2B" calcext:value-type="string">
            <text:p>2B</text:p>
          </table:table-cell>
          <table:table-cell table:style-name="ce5" office:value-type="string" calcext:value-type="string">
            <text:p>Zoo</text:p>
          </table:table-cell>
          <table:table-cell table:style-name="ce5" office:value-type="string" calcext:value-type="string">
            <text:p>210MS</text:p>
          </table:table-cell>
          <table:table-cell table:formula="of:=CONCATENATE(&quot;&quot;&quot;&quot;;[.C67];&quot;&quot;&quot;:&quot;;TEXT([.D67];&quot;0#&quot;);&quot;, &quot;;)" office:value-type="string" office:string-value="&quot;ZZ&quot;:43, " calcext:value-type="string">
            <text:p>"ZZ":43, </text:p>
          </table:table-cell>
          <table:table-cell table:formula="of:=CONCATENATE(&quot;&quot;&quot;&quot;;[.A67];&quot;&quot;&quot;:&quot;&quot;&quot;;[.C67];&quot;&quot;&quot;,&quot;)" office:value-type="string" office:string-value="&quot;z&quot;:&quot;ZZ&quot;," calcext:value-type="string">
            <text:p>"z":"ZZ",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"AA":"AA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AE":"AE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AH":"UW1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AO":"AO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AW":"AW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AX":"AX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AY":"AY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b":"BB1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CH":"CH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d":"DD1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DH":"DH1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EH":"EH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ER":"ER1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EY":"EY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f":"FF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g":"GG1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HH":"HH1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IH":"IH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IY":"IY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j":"JH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k":"KK1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l":"LL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m":"MM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n":"NN1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NG":"NG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OW":"OW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OY":"OY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p":"PP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r":"RR1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s":"SS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SH":"SH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t":"TT1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TH":"TH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UH":"UH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UW":"UW2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v":"VV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w":"WW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WH":"WH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y":"YY1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z":"ZZ",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"ZH":"ZH",</text:p>
          </table:table-cell>
          <table:table-cell table:number-columns-repeated="1023"/>
        </table:table-row>
        <table:table-row table:style-name="ro1" table:number-rows-repeated="3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Vocabulary.A89:Vocabulary.B260">
          <table:sort>
            <table:sort-by table:field-number="0" table:data-type="automatic"/>
          </table:sort>
        </table:database-range>
        <table:database-range table:name="__Anonymous_Sheet_DB__1" table:target-range-address="Allophones.A71:Allophones.A1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 style:data-style-name="N2" text:time-value="10:16:19.123605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lane </meta:initial-creator>
    <meta:creation-date>2015-01-21T21:35:39.122345667</meta:creation-date>
    <dc:date>2015-02-19T10:17:00.339514663</dc:date>
    <meta:editing-duration>PT4H6M22S</meta:editing-duration>
    <meta:editing-cycles>23</meta:editing-cycles>
    <meta:generator>LibreOffice/4.3.5.2.0$Linux_X86_64 LibreOffice_project/430m0$Build-2</meta:generator>
    <meta:document-statistic meta:table-count="2" meta:cell-count="1149" meta:object-count="0"/>
  </office:meta>
</office:document-meta>
</file>